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46mm"/>
    </style:style>
    <style:style style:name="co2" style:family="table-column">
      <style:table-column-properties fo:break-before="auto" style:column-width="12.58mm"/>
    </style:style>
    <style:style style:name="co3" style:family="table-column">
      <style:table-column-properties fo:break-before="auto" style:column-width="33.14mm"/>
    </style:style>
    <style:style style:name="co4" style:family="table-column">
      <style:table-column-properties fo:break-before="auto" style:column-width="30.13mm"/>
    </style:style>
    <style:style style:name="co5" style:family="table-column">
      <style:table-column-properties fo:break-before="auto" style:column-width="24.98mm"/>
    </style:style>
    <style:style style:name="co6" style:family="table-column">
      <style:table-column-properties fo:break-before="auto" style:column-width="32.84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14.39mm"/>
    </style:style>
    <style:style style:name="co9" style:family="table-column">
      <style:table-column-properties fo:break-before="auto" style:column-width="19.84mm"/>
    </style:style>
    <style:style style:name="co10" style:family="table-column">
      <style:table-column-properties fo:break-before="auto" style:column-width="39.81mm"/>
    </style:style>
    <style:style style:name="co11" style:family="table-column">
      <style:table-column-properties fo:break-before="auto" style:column-width="37.99mm"/>
    </style:style>
    <style:style style:name="co12" style:family="table-column">
      <style:table-column-properties fo:break-before="auto" style:column-width="29.21mm"/>
    </style:style>
    <style:style style:name="co13" style:family="table-column">
      <style:table-column-properties fo:break-before="auto" style:column-width="34.66mm"/>
    </style:style>
    <style:style style:name="co14" style:family="table-column">
      <style:table-column-properties fo:break-before="auto" style:column-width="32.24mm"/>
    </style:style>
    <style:style style:name="co15" style:family="table-column">
      <style:table-column-properties fo:break-before="auto" style:column-width="24.68mm"/>
    </style:style>
    <style:style style:name="co16" style:family="table-column">
      <style:table-column-properties fo:break-before="auto" style:column-width="23.46mm"/>
    </style:style>
    <style:style style:name="co17" style:family="table-column">
      <style:table-column-properties fo:break-before="auto" style:column-width="27.39mm"/>
    </style:style>
    <style:style style:name="co18" style:family="table-column">
      <style:table-column-properties fo:break-before="auto" style:column-width="46.16mm"/>
    </style:style>
    <style:style style:name="co19" style:family="table-column">
      <style:table-column-properties fo:break-before="auto" style:column-width="41.33mm"/>
    </style:style>
    <style:style style:name="co20" style:family="table-column">
      <style:table-column-properties fo:break-before="auto" style:column-width="24.38mm"/>
    </style:style>
    <style:style style:name="co21" style:family="table-column">
      <style:table-column-properties fo:break-before="auto" style:column-width="41.63mm"/>
    </style:style>
    <style:style style:name="co22" style:family="table-column">
      <style:table-column-properties fo:break-before="auto" style:column-width="34.06mm"/>
    </style:style>
    <style:style style:name="co23" style:family="table-column">
      <style:table-column-properties fo:break-before="auto" style:column-width="33.76mm"/>
    </style:style>
    <style:style style:name="co24" style:family="table-column">
      <style:table-column-properties fo:break-before="auto" style:column-width="12.88mm"/>
    </style:style>
    <style:style style:name="co25" style:family="table-column">
      <style:table-column-properties fo:break-before="auto" style:column-width="17.11mm"/>
    </style:style>
    <style:style style:name="co26" style:family="table-column">
      <style:table-column-properties fo:break-before="auto" style:column-width="31.64mm"/>
    </style:style>
    <style:style style:name="co27" style:family="table-column">
      <style:table-column-properties fo:break-before="auto" style:column-width="41.01mm"/>
    </style:style>
    <style:style style:name="co28" style:family="table-column">
      <style:table-column-properties fo:break-before="auto" style:column-width="11.36mm"/>
    </style:style>
    <style:style style:name="co29" style:family="table-column">
      <style:table-column-properties fo:break-before="auto" style:column-width="9.54mm"/>
    </style:style>
    <style:style style:name="co30" style:family="table-column">
      <style:table-column-properties fo:break-before="auto" style:column-width="10.16mm"/>
    </style:style>
    <style:style style:name="co31" style:family="table-column">
      <style:table-column-properties fo:break-before="auto" style:column-width="204.72mm"/>
    </style:style>
    <style:style style:name="co32" style:family="table-column">
      <style:table-column-properties fo:break-before="auto" style:column-width="48.28mm"/>
    </style:style>
    <style:style style:name="co33" style:family="table-column">
      <style:table-column-properties fo:break-before="auto" style:column-width="556.93mm"/>
    </style:style>
    <style:style style:name="co3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8.2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loext:min-decimal-places="2" number:min-integer-digits="1"/>
    </number:number-style>
    <style:style style:name="ce8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ffff99" fo:border="0.06pt solid #000000"/>
      <style:text-properties fo:font-size="18pt" style:font-size-asian="18pt" style:font-size-complex="18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fo:background-color="#eeeeee"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14" style:family="table-cell" style:parent-style-name="Default">
      <style:table-cell-properties fo:background-color="#eeeeee" fo:border="0.06pt solid #000000"/>
      <style:text-properties fo:font-size="8pt" style:font-size-asian="8pt" style:font-size-complex="8pt"/>
    </style:style>
    <style:style style:name="ce15" style:family="table-cell" style:parent-style-name="Default" style:data-style-name="N10002">
      <style:table-cell-properties fo:border="0.06pt solid #000000"/>
      <style:text-properties fo:font-size="8pt" style:font-size-asian="8pt" style:font-size-complex="8pt"/>
    </style:style>
    <style:style style:name="ce2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>
      <style:table-cell-properties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18" style:family="table-cell" style:parent-style-name="Default" style:data-style-name="N10002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caleNodesAndClients_LBC1_Nx4x5_12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Nodes</text:p>
          </table:table-cell>
          <table:table-cell table:style-name="ce8" office:value-type="string" calcext:value-type="string">
            <text:p>Processes per node</text:p>
          </table:table-cell>
          <table:table-cell table:style-name="ce8" office:value-type="string" calcext:value-type="string">
            <text:p>CPUs per process</text:p>
          </table:table-cell>
          <table:table-cell table:style-name="ce13" office:value-type="string" calcext:value-type="string">
            <text:p>Total processes</text:p>
          </table:table-cell>
          <table:table-cell table:style-name="ce13" office:value-type="string" calcext:value-type="string">
            <text:p>Used CPUs per node</text:p>
          </table:table-cell>
          <table:table-cell table:style-name="ce8" office:value-type="string" calcext:value-type="string">
            <text:p>Client processes</text:p>
          </table:table-cell>
          <table:table-cell table:style-name="ce13" office:value-type="string" calcext:value-type="string">
            <text:p>Workers</text:p>
          </table:table-cell>
          <table:table-cell table:style-name="ce8" office:value-type="string" calcext:value-type="string">
            <text:p>Load factor</text:p>
          </table:table-cell>
          <table:table-cell table:style-name="ce13" office:value-type="string" calcext:value-type="string">
            <text:p>Proj. active workers</text:p>
          </table:table-cell>
          <table:table-cell table:style-name="ce8" office:value-type="string" calcext:value-type="string">
            <text:p>SAT threads per process</text:p>
          </table:table-cell>
          <table:table-cell table:style-name="ce13" office:value-type="string" calcext:value-type="string">
            <text:p>"Free" CPUs per process</text:p>
          </table:table-cell>
          <table:table-cell table:style-name="ce8" office:value-type="string" calcext:value-type="string">
            <text:p>Global timeout (s)</text:p>
          </table:table-cell>
          <table:table-cell table:style-name="ce13" office:value-type="string" calcext:value-type="string">
            <text:p>Requested CPU hours</text:p>
          </table:table-cell>
          <table:table-cell table:style-name="ce8" office:value-type="string" calcext:value-type="string">
            <text:p>Active jobs per client</text:p>
          </table:table-cell>
          <table:table-cell table:style-name="ce13" office:value-type="string" calcext:value-type="string">
            <text:p>Proj. total active jobs</text:p>
          </table:table-cell>
          <table:table-cell table:style-name="ce8" office:value-type="string" calcext:value-type="string">
            <text:p>Total num jobs</text:p>
          </table:table-cell>
          <table:table-cell table:style-name="ce13" office:value-type="string" calcext:value-type="string">
            <text:p>Jobs per client</text:p>
          </table:table-cell>
          <table:table-cell table:style-name="ce13" office:value-type="string" calcext:value-type="string">
            <text:p>Client job epochs</text:p>
          </table:table-cell>
          <table:table-cell table:style-name="ce8" office:value-type="string" calcext:value-type="string">
            <text:p>Wall clock timeout per job (s)</text:p>
          </table:table-cell>
          <table:table-cell table:style-name="ce13" office:value-type="string" calcext:value-type="string">
            <text:p>Maximum global runtime (h)</text:p>
          </table:table-cell>
          <table:table-cell table:style-name="ce8" office:value-type="string" calcext:value-type="string">
            <text:p>Derandomize?</text:p>
          </table:table-cell>
          <table:table-cell table:style-name="ce8" office:value-type="string" calcext:value-type="string">
            <text:p>Bounce partners per node</text:p>
          </table:table-cell>
          <table:table-cell table:style-name="ce8" office:value-type="string" calcext:value-type="string">
            <text:p>Geometric growth interval</text:p>
          </table:table-cell>
          <table:table-cell table:style-name="ce8" office:value-type="string" calcext:value-type="string">
            <text:p>Max. demand per job</text:p>
          </table:table-cell>
          <table:table-cell table:style-name="ce8" office:value-type="string" calcext:value-type="string">
            <text:p>Rebalancing interval</text:p>
          </table:table-cell>
          <table:table-cell table:style-name="ce8" office:value-type="string" calcext:value-type="string">
            <text:p>Quiet?</text:p>
          </table:table-cell>
          <table:table-cell table:style-name="ce8" office:value-type="string" calcext:value-type="string">
            <text:p>Verbosity</text:p>
          </table:table-cell>
          <table:table-cell table:style-name="ce8" office:value-type="string" calcext:value-type="string">
            <text:p>Job comm. interval</text:p>
          </table:table-cell>
          <table:table-cell table:style-name="ce8" office:value-type="string" calcext:value-type="string">
            <text:p>Warmup?</text:p>
          </table:table-cell>
          <table:table-cell table:style-name="ce8" office:value-type="string" calcext:value-type="string">
            <text:p>Scenario file</text:p>
          </table:table-cell>
          <table:table-cell table:style-name="ce9" office:value-type="string" calcext:value-type="string">
            <text:p>Hours</text:p>
          </table:table-cell>
          <table:table-cell table:style-name="ce9" office:value-type="string" calcext:value-type="string">
            <text:p>Mins</text:p>
          </table:table-cell>
          <table:table-cell table:style-name="ce9" office:value-type="string" calcext:value-type="string">
            <text:p>Secs</text:p>
          </table:table-cell>
          <table:table-cell table:style-name="ce17" office:value-type="string" calcext:value-type="string">
            <text:p>Arguments</text:p>
          </table:table-cell>
          <table:table-cell table:style-name="ce9" office:value-type="string" calcext:value-type="string">
            <text:p>Job name</text:p>
          </table:table-cell>
          <table:table-cell table:style-name="ce17" office:value-type="string" calcext:value-type="string">
            <text:p>Script</text:p>
          </table:table-cell>
          <table:table-cell/>
        </table:table-row>
        <table:table-row table:style-name="ro2">
          <table:table-cell table:style-name="ce9" office:value-type="float" office:value="1000" calcext:value-type="float">
            <text:p>1000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table:formula="of:=[.B2]*[.C2]" office:value-type="float" office:value="8" calcext:value-type="float">
            <text:p>8</text:p>
          </table:table-cell>
          <table:table-cell table:style-name="ce14" table:formula="of:=[.C2]*[.D2]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E2]-[.G2]" office:value-type="float" office:value="7" calcext:value-type="float">
            <text:p>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4" table:formula="of:=FLOOR([.I2]*[.H2])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2]-[.K2]" office:value-type="float" office:value="1" calcext:value-type="float">
            <text:p>1</text:p>
          </table:table-cell>
          <table:table-cell table:style-name="ce9" table:formula="of:=12*3600" office:value-type="float" office:value="43200" calcext:value-type="float">
            <text:p>43200</text:p>
          </table:table-cell>
          <table:table-cell table:style-name="ce14" table:formula="of:=[.M2]/3600*[.F2]*[.B2]" office:value-type="float" office:value="480" calcext:value-type="float">
            <text:p>480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[.O2]*[.G2]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2]/[.G2]" office:value-type="float" office:value="400" calcext:value-type="float">
            <text:p>400</text:p>
          </table:table-cell>
          <table:table-cell table:style-name="ce14" table:formula="of:=[.R2]/[.O2]" office:value-type="float" office:value="400" calcext:value-type="float">
            <text:p>40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T2]*[.S2]/3600" office:value-type="float" office:value="400" calcext:value-type="float">
            <text:p>4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9" table:formula="of:=FLOOR(([.M2]+20)/3600)" office:value-type="float" office:value="12" calcext:value-type="float">
            <text:p>12</text:p>
          </table:table-cell>
          <table:table-cell table:style-name="ce9" table:formula="of:=IF(FLOOR((([.M2]+20)-[.AF2]*3600)/60)&lt;10;CONCATENATE(&quot;0&quot;;FLOOR((([.M2]+20)-[.AF2]*3600)/60));FLOOR((([.M2]+20)-[.AF2]*3600)/60))" office:value-type="string" office:string-value="00" calcext:value-type="string">
            <text:p>00</text:p>
          </table:table-cell>
          <table:table-cell table:style-name="ce9" table:formula="of:=IF(FLOOR((([.M2]+20)-[.AF2]*3600-[.AG2]*60))&lt;10;CONCATENATE(&quot;0&quot;;FLOOR((([.M2]+20)-[.AF2]*3600-[.AG2]*60)));FLOOR((([.M2]+20)-[.AF2]*3600-[.AG2]*60)))" office:value-type="float" office:value="20" calcext:value-type="float">
            <text:p>20</text:p>
          </table:table-cell>
          <table:table-cell table:style-name="ce15" table:formula="of:=CONCATENATE([.B2];&quot; &quot;;[.AE2];&quot; -l=&quot;;TEXT([.I2];&quot;0.00&quot;);&quot; -c=&quot;;[.G2];&quot; -t=&quot;;[.K2];&quot; -T=&quot;;[.M2];&quot; -lbc=&quot;;[.O2];&quot; -time-per-instance=&quot;;[.T2];IF([.V2]=1;&quot; -derandomize&quot;;&quot; &quot;);&quot; -ba=&quot;;[.W2];&quot; -g=&quot;;[.X2];&quot; -md=&quot;;[.Y2];&quot; -p=&quot;;[.Z2];&quot; -s=&quot;;[.AC2];&quot; -v=&quot;;[.AB2];IF([.AA2]=1;&quot; -q&quot;;&quot;&quot;);IF([.AD2]=1;&quot; -warmup&quot;;&quot;&quot;))" office:value-type="string" office:string-value="2 scenarios/scenario_all_c1 -l=0.95 -c=1 -t=4 -T=43200 -lbc=1 -time-per-instance=3600 -derandomize -ba=4 -g=0 -md=0 -p=5 -s=1 -v=5 -q -warmup" calcext:value-type="string">
            <text:p>2 scenarios/scenario_all_c1 -l=0.95 -c=1 -t=4 -T=43200 -lbc=1 -time-per-instance=3600 -derandomize -ba=4 -g=0 -md=0 -p=5 -s=1 -v=5 -q -warmup</text:p>
          </table:table-cell>
          <table:table-cell table:style-name="ce15" table:formula="of:=CONCATENATE(&quot;mallob_id&quot;;[.A2];&quot;_&quot;;[.B2];&quot;x&quot;;[.C2];&quot;x&quot;;[.D2];&quot;_&quot;;[.M2]+20;&quot;s&quot;)" office:value-type="string" office:string-value="mallob_id1000_2x4x5_43220s" calcext:value-type="string">
            <text:p>mallob_id1000_2x4x5_43220s</text:p>
          </table:table-cell>
          <table:table-cell table:style-name="ce18" table:formula="of:=CONCATENATE(&quot;#!/bin/bash&quot;;CHAR(10);&quot;#SBATCH --nodes=&quot;;[.B2];&quot;&quot;;CHAR(10);&quot;#SBATCH --ntasks=&quot;;[.E2];CHAR(10);&quot;#SBATCH --cpus-per-task=&quot;;[.D2];CHAR(10);&quot;#SBATCH --output=&quot;;[.AJ2];&quot;_log&quot;;CHAR(10);&quot;#SBATCH --error=&quot;;[.AJ2];&quot;_err&quot;;CHAR(10);&quot;#SBATCH --job-name=&quot;;[.AJ2];CHAR(10);&quot;#SBATCH --partition=normal&quot;;CHAR(10);&quot;#SBATCH --time=&quot;;[.AF2];&quot;:&quot;;[.AG2];&quot;:&quot;;[.AH2];CHAR(10);&quot;mkdir -p /home/fh2-project-sda/fj0219/mallob//mallob_logs/&quot;;[.AJ2];CHAR(10);&quot;echo logging into /home/fh2-project-sda/fj0219/mallob/mallob_logs/&quot;;[.AJ2];CHAR(10);&quot;module load mpi/openmpi/3.1&quot;;CHAR(10);&quot;mpirun --bind-to core --map-by core -report-bindings /home/fh2-project-sda/fj0219/mallob//build/mallob &quot;;[.AI2];&quot;-log=/home/fh2-project-sda/fj0219/mallob//mallob_logs/&quot;;[.AJ2];CHAR(10);&quot;echo finished&quot;)" office:value-type="string" office:string-value="#!/bin/bash&#10;#SBATCH --nodes=2&#10;#SBATCH --ntasks=8&#10;#SBATCH --cpus-per-task=5&#10;#SBATCH --output=mallob_id1000_2x4x5_43220s_log&#10;#SBATCH --error=mallob_id1000_2x4x5_43220s_err&#10;#SBATCH --job-name=mallob_id1000_2x4x5_43220s&#10;#SBATCH --partition=normal&#10;#SBATCH --time=12:00:20&#10;mkdir -p /home/fh2-project-sda/fj0219/mallob//mallob_logs/mallob_id1000_2x4x5_43220s&#10;echo logging into /home/fh2-project-sda/fj0219/mallob/mallob_logs/mallob_id1000_2x4x5_43220s&#10;module load mpi/openmpi/3.1&#10;mpirun --bind-to core --map-by core -report-bindings /home/fh2-project-sda/fj0219/mallob//build/mallob 2 scenarios/scenario_all_c1 -l=0.95 -c=1 -t=4 -T=43200 -lbc=1 -time-per-instance=3600 -derandomize -ba=4 -g=0 -md=0 -p=5 -s=1 -v=5 -q -warmup-log=/home/fh2-project-sda/fj0219/mallob//mallob_logs/mallob_id1000_2x4x5_43220s&#10;echo finished" calcext:value-type="string">
            <text:p>#!/bin/bash</text:p>
            <text:p>#SBATCH --nodes=2</text:p>
            <text:p>#SBATCH --ntasks=8</text:p>
            <text:p>#SBATCH --cpus-per-task=5</text:p>
            <text:p>#SBATCH --output=mallob_id1000_2x4x5_43220s_log</text:p>
            <text:p>#SBATCH --error=mallob_id1000_2x4x5_43220s_err</text:p>
            <text:p>#SBATCH --job-name=mallob_id1000_2x4x5_43220s</text:p>
            <text:p>#SBATCH --partition=normal</text:p>
            <text:p>#SBATCH --time=12:00:20</text:p>
            <text:p>mkdir -p /home/fh2-project-sda/fj0219/mallob//mallob_logs/mallob_id1000_2x4x5_43220s</text:p>
            <text:p>echo logging into /home/fh2-project-sda/fj0219/mallob/mallob_logs/mallob_id1000_2x4x5_43220s</text:p>
            <text:p>module load mpi/openmpi/3.1</text:p>
            <text:p>mpirun --bind-to core --map-by core -report-bindings /home/fh2-project-sda/fj0219/mallob//build/mallob 2 scenarios/scenario_all_c1 -l=0.95 -c=1 -t=4 -T=43200 -lbc=1 -time-per-instance=3600 -derandomize -ba=4 -g=0 -md=0 -p=5 -s=1 -v=5 -q -warmup-log=/home/fh2-project-sda/fj0219/mallob//mallob_logs/mallob_id1000_2x4x5_43220s</text:p>
            <text:p>echo finished</text:p>
          </table:table-cell>
          <table:table-cell table:style-name="ce2"/>
        </table:table-row>
        <table:table-row table:style-name="ro2">
          <table:table-cell table:style-name="ce9" office:value-type="float" office:value="1001" calcext:value-type="float">
            <text:p>1001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table:formula="of:=[.B3]*[.C3]" office:value-type="float" office:value="16" calcext:value-type="float">
            <text:p>16</text:p>
          </table:table-cell>
          <table:table-cell table:style-name="ce14" table:formula="of:=[.C3]*[.D3]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[.E3]-[.G3]" office:value-type="float" office:value="14" calcext:value-type="float">
            <text:p>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4" table:formula="of:=FLOOR([.I3]*[.H3])" office:value-type="float" office:value="13" calcext:value-type="float">
            <text:p>13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3]-[.K3]" office:value-type="float" office:value="1" calcext:value-type="float">
            <text:p>1</text:p>
          </table:table-cell>
          <table:table-cell table:style-name="ce9" table:formula="of:=12*3600" office:value-type="float" office:value="43200" calcext:value-type="float">
            <text:p>43200</text:p>
          </table:table-cell>
          <table:table-cell table:style-name="ce14" table:formula="of:=[.M3]/3600*[.F3]*[.B3]" office:value-type="float" office:value="960" calcext:value-type="float">
            <text:p>960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[.O3]*[.G3]" office:value-type="float" office:value="2" calcext:value-type="float">
            <text:p>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3]/[.G3]" office:value-type="float" office:value="200" calcext:value-type="float">
            <text:p>200</text:p>
          </table:table-cell>
          <table:table-cell table:style-name="ce14" table:formula="of:=[.R3]/[.O3]" office:value-type="float" office:value="200" calcext:value-type="float">
            <text:p>20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T3]*[.S3]/3600" office:value-type="float" office:value="200" calcext:value-type="float">
            <text:p>2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3])" office:value-type="string" office:string-value="scenarios/scenario_all_c2" calcext:value-type="string">
            <text:p>scenarios/scenario_all_c2</text:p>
          </table:table-cell>
          <table:table-cell table:style-name="ce9" table:formula="of:=FLOOR(([.M3]+20)/3600)" office:value-type="float" office:value="12" calcext:value-type="float">
            <text:p>12</text:p>
          </table:table-cell>
          <table:table-cell table:style-name="ce9" table:formula="of:=IF(FLOOR((([.M3]+20)-[.AF3]*3600)/60)&lt;10;CONCATENATE(&quot;0&quot;;FLOOR((([.M3]+20)-[.AF3]*3600)/60));FLOOR((([.M3]+20)-[.AF3]*3600)/60))" office:value-type="string" office:string-value="00" calcext:value-type="string">
            <text:p>00</text:p>
          </table:table-cell>
          <table:table-cell table:style-name="ce9" table:formula="of:=IF(FLOOR((([.M3]+20)-[.AF3]*3600-[.AG3]*60))&lt;10;CONCATENATE(&quot;0&quot;;FLOOR((([.M3]+20)-[.AF3]*3600-[.AG3]*60)));FLOOR((([.M3]+20)-[.AF3]*3600-[.AG3]*60)))" office:value-type="float" office:value="20" calcext:value-type="float">
            <text:p>20</text:p>
          </table:table-cell>
          <table:table-cell table:style-name="ce15" table:formula="of:=CONCATENATE([.B3];&quot; &quot;;[.AE3];&quot; -l=&quot;;TEXT([.I3];&quot;0.00&quot;);&quot; -t=&quot;;[.K3];&quot; -T=&quot;;[.M3];&quot; -lbc=&quot;;[.O3];&quot; -time-per-instance=&quot;;[.T3];IF([.V3]=1;&quot; -derandomize&quot;;&quot; &quot;);&quot; -ba=&quot;;[.W3];&quot; -g=&quot;;[.X3];&quot; -md=&quot;;[.Y3];&quot; -p=&quot;;[.Z3];&quot; -s=&quot;;[.AC3];&quot; -v=&quot;;[.AB3];IF([.AA3]=1;&quot; -q&quot;;&quot;&quot;);IF([.AD3]=1;&quot; -warmup&quot;;&quot;&quot;))" office:value-type="string" office:string-value="4 scenarios/scenario_all_c2 -l=0.95 -t=4 -T=43200 -lbc=1 -time-per-instance=3600 -derandomize -ba=4 -g=0 -md=0 -p=5 -s=1 -v=5 -q -warmup" calcext:value-type="string">
            <text:p>4 scenarios/scenario_all_c2 -l=0.95 -t=4 -T=43200 -lbc=1 -time-per-instance=3600 -derandomize -ba=4 -g=0 -md=0 -p=5 -s=1 -v=5 -q -warmup</text:p>
          </table:table-cell>
          <table:table-cell table:style-name="ce15" table:formula="of:=CONCATENATE(&quot;mallob_id&quot;;[.A3];&quot;_&quot;;[.B3];&quot;x&quot;;[.C3];&quot;x&quot;;[.D3];&quot;_&quot;;[.M3]+20;&quot;s&quot;)" office:value-type="string" office:string-value="mallob_id1001_4x4x5_43220s" calcext:value-type="string">
            <text:p>mallob_id1001_4x4x5_43220s</text:p>
          </table:table-cell>
          <table:table-cell table:style-name="ce18" table:formula="of:=CONCATENATE(&quot;#!/bin/bash&quot;;CHAR(10);&quot;#SBATCH --nodes=&quot;;[.B3];&quot;&quot;;CHAR(10);&quot;#SBATCH --ntasks=&quot;;[.E3];CHAR(10);&quot;#SBATCH --cpus-per-task=&quot;;[.D3];CHAR(10);&quot;#SBATCH --output=&quot;;[.AJ3];&quot;_log&quot;;CHAR(10);&quot;#SBATCH --error=&quot;;[.AJ3];&quot;_err&quot;;CHAR(10);&quot;#SBATCH --job-name=&quot;;[.AJ3];CHAR(10);&quot;#SBATCH --partition=normal&quot;;CHAR(10);&quot;#SBATCH --time=&quot;;[.AF3];&quot;:&quot;;[.AG3];&quot;:&quot;;[.AH3];CHAR(10);&quot;mkdir -p /home/fh2-project-sda/fj0219/mallob//mallob_logs/&quot;;[.AJ3];CHAR(10);&quot;echo logging into /home/fh2-project-sda/fj0219/mallob/mallob_logs/&quot;;[.AJ3];CHAR(10);&quot;module load mpi/openmpi/3.1&quot;;CHAR(10);&quot;mpirun --bind-to core --map-by core -report-bindings /home/fh2-project-sda/fj0219/mallob//build/mallob &quot;;[.AI3];&quot;-log=/home/fh2-project-sda/fj0219/mallob//mallob_logs/&quot;;[.AJ3];CHAR(10);&quot;echo finished&quot;)" office:value-type="string" office:string-value="#!/bin/bash&#10;#SBATCH --nodes=4&#10;#SBATCH --ntasks=16&#10;#SBATCH --cpus-per-task=5&#10;#SBATCH --output=mallob_id1001_4x4x5_43220s_log&#10;#SBATCH --error=mallob_id1001_4x4x5_43220s_err&#10;#SBATCH --job-name=mallob_id1001_4x4x5_43220s&#10;#SBATCH --partition=normal&#10;#SBATCH --time=12:00:20&#10;mkdir -p /home/fh2-project-sda/fj0219/mallob//mallob_logs/mallob_id1001_4x4x5_43220s&#10;echo logging into /home/fh2-project-sda/fj0219/mallob/mallob_logs/mallob_id1001_4x4x5_43220s&#10;module load mpi/openmpi/3.1&#10;mpirun --bind-to core --map-by core -report-bindings /home/fh2-project-sda/fj0219/mallob//build/mallob 4 scenarios/scenario_all_c2 -l=0.95 -t=4 -T=43200 -lbc=1 -time-per-instance=3600 -derandomize -ba=4 -g=0 -md=0 -p=5 -s=1 -v=5 -q -warmup-log=/home/fh2-project-sda/fj0219/mallob//mallob_logs/mallob_id1001_4x4x5_43220s&#10;echo finished" calcext:value-type="string">
            <text:p>#!/bin/bash</text:p>
            <text:p>#SBATCH --nodes=4</text:p>
            <text:p>#SBATCH --ntasks=16</text:p>
            <text:p>#SBATCH --cpus-per-task=5</text:p>
            <text:p>#SBATCH --output=mallob_id1001_4x4x5_43220s_log</text:p>
            <text:p>#SBATCH --error=mallob_id1001_4x4x5_43220s_err</text:p>
            <text:p>#SBATCH --job-name=mallob_id1001_4x4x5_43220s</text:p>
            <text:p>#SBATCH --partition=normal</text:p>
            <text:p>#SBATCH --time=12:00:20</text:p>
            <text:p>mkdir -p /home/fh2-project-sda/fj0219/mallob//mallob_logs/mallob_id1001_4x4x5_43220s</text:p>
            <text:p>echo logging into /home/fh2-project-sda/fj0219/mallob/mallob_logs/mallob_id1001_4x4x5_43220s</text:p>
            <text:p>module load mpi/openmpi/3.1</text:p>
            <text:p>mpirun --bind-to core --map-by core -report-bindings /home/fh2-project-sda/fj0219/mallob//build/mallob 4 scenarios/scenario_all_c2 -l=0.95 -t=4 -T=43200 -lbc=1 -time-per-instance=3600 -derandomize -ba=4 -g=0 -md=0 -p=5 -s=1 -v=5 -q -warmup-log=/home/fh2-project-sda/fj0219/mallob//mallob_logs/mallob_id1001_4x4x5_43220s</text:p>
            <text:p>echo finished</text:p>
          </table:table-cell>
          <table:table-cell table:style-name="ce2"/>
        </table:table-row>
        <table:table-row table:style-name="ro2">
          <table:table-cell table:style-name="ce9" office:value-type="float" office:value="1002" calcext:value-type="float">
            <text:p>1002</text:p>
          </table:table-cell>
          <table:table-cell table:style-name="ce10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table:formula="of:=[.B4]*[.C4]" office:value-type="float" office:value="32" calcext:value-type="float">
            <text:p>32</text:p>
          </table:table-cell>
          <table:table-cell table:style-name="ce14" table:formula="of:=[.C4]*[.D4]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.E4]-[.G4]" office:value-type="float" office:value="28" calcext:value-type="float">
            <text:p>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4" table:formula="of:=FLOOR([.I4]*[.H4])" office:value-type="float" office:value="26" calcext:value-type="float">
            <text:p>26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4]-[.K4]" office:value-type="float" office:value="1" calcext:value-type="float">
            <text:p>1</text:p>
          </table:table-cell>
          <table:table-cell table:style-name="ce9" table:formula="of:=12*3600" office:value-type="float" office:value="43200" calcext:value-type="float">
            <text:p>43200</text:p>
          </table:table-cell>
          <table:table-cell table:style-name="ce14" table:formula="of:=[.M4]/3600*[.F4]*[.B4]" office:value-type="float" office:value="1920" calcext:value-type="float">
            <text:p>1920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[.O4]*[.G4]" office:value-type="float" office:value="4" calcext:value-type="float">
            <text:p>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4]/[.G4]" office:value-type="float" office:value="100" calcext:value-type="float">
            <text:p>100</text:p>
          </table:table-cell>
          <table:table-cell table:style-name="ce14" table:formula="of:=[.R4]/[.O4]" office:value-type="float" office:value="100" calcext:value-type="float">
            <text:p>10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T4]*[.S4]/3600" office:value-type="float" office:value="100" calcext:value-type="float">
            <text:p>1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4])" office:value-type="string" office:string-value="scenarios/scenario_all_c4" calcext:value-type="string">
            <text:p>scenarios/scenario_all_c4</text:p>
          </table:table-cell>
          <table:table-cell table:style-name="ce9" table:formula="of:=FLOOR(([.M4]+20)/3600)" office:value-type="float" office:value="12" calcext:value-type="float">
            <text:p>12</text:p>
          </table:table-cell>
          <table:table-cell table:style-name="ce9" table:formula="of:=IF(FLOOR((([.M4]+20)-[.AF4]*3600)/60)&lt;10;CONCATENATE(&quot;0&quot;;FLOOR((([.M4]+20)-[.AF4]*3600)/60));FLOOR((([.M4]+20)-[.AF4]*3600)/60))" office:value-type="string" office:string-value="00" calcext:value-type="string">
            <text:p>00</text:p>
          </table:table-cell>
          <table:table-cell table:style-name="ce9" table:formula="of:=IF(FLOOR((([.M4]+20)-[.AF4]*3600-[.AG4]*60))&lt;10;CONCATENATE(&quot;0&quot;;FLOOR((([.M4]+20)-[.AF4]*3600-[.AG4]*60)));FLOOR((([.M4]+20)-[.AF4]*3600-[.AG4]*60)))" office:value-type="float" office:value="20" calcext:value-type="float">
            <text:p>20</text:p>
          </table:table-cell>
          <table:table-cell table:style-name="ce15" table:formula="of:=CONCATENATE([.B4];&quot; &quot;;[.AE4];&quot; -l=&quot;;TEXT([.I4];&quot;0.00&quot;);&quot; -t=&quot;;[.K4];&quot; -T=&quot;;[.M4];&quot; -lbc=&quot;;[.O4];&quot; -time-per-instance=&quot;;[.T4];IF([.V4]=1;&quot; -derandomize&quot;;&quot; &quot;);&quot; -ba=&quot;;[.W4];&quot; -g=&quot;;[.X4];&quot; -md=&quot;;[.Y4];&quot; -p=&quot;;[.Z4];&quot; -s=&quot;;[.AC4];&quot; -v=&quot;;[.AB4];IF([.AA4]=1;&quot; -q&quot;;&quot;&quot;);IF([.AD4]=1;&quot; -warmup&quot;;&quot;&quot;))" office:value-type="string" office:string-value="8 scenarios/scenario_all_c4 -l=0.95 -t=4 -T=43200 -lbc=1 -time-per-instance=3600 -derandomize -ba=4 -g=0 -md=0 -p=5 -s=1 -v=5 -q -warmup" calcext:value-type="string">
            <text:p>8 scenarios/scenario_all_c4 -l=0.95 -t=4 -T=43200 -lbc=1 -time-per-instance=3600 -derandomize -ba=4 -g=0 -md=0 -p=5 -s=1 -v=5 -q -warmup</text:p>
          </table:table-cell>
          <table:table-cell table:style-name="ce15" table:formula="of:=CONCATENATE(&quot;mallob_id&quot;;[.A4];&quot;_&quot;;[.B4];&quot;x&quot;;[.C4];&quot;x&quot;;[.D4];&quot;_&quot;;[.M4]+20;&quot;s&quot;)" office:value-type="string" office:string-value="mallob_id1002_8x4x5_43220s" calcext:value-type="string">
            <text:p>mallob_id1002_8x4x5_43220s</text:p>
          </table:table-cell>
          <table:table-cell table:style-name="ce18" table:formula="of:=CONCATENATE(&quot;#!/bin/bash&quot;;CHAR(10);&quot;#SBATCH --nodes=&quot;;[.B4];&quot;&quot;;CHAR(10);&quot;#SBATCH --ntasks=&quot;;[.E4];CHAR(10);&quot;#SBATCH --cpus-per-task=&quot;;[.D4];CHAR(10);&quot;#SBATCH --output=&quot;;[.AJ4];&quot;_log&quot;;CHAR(10);&quot;#SBATCH --error=&quot;;[.AJ4];&quot;_err&quot;;CHAR(10);&quot;#SBATCH --job-name=&quot;;[.AJ4];CHAR(10);&quot;#SBATCH --partition=normal&quot;;CHAR(10);&quot;#SBATCH --time=&quot;;[.AF4];&quot;:&quot;;[.AG4];&quot;:&quot;;[.AH4];CHAR(10);&quot;mkdir -p /home/fh2-project-sda/fj0219/mallob//mallob_logs/&quot;;[.AJ4];CHAR(10);&quot;echo logging into /home/fh2-project-sda/fj0219/mallob/mallob_logs/&quot;;[.AJ4];CHAR(10);&quot;module load mpi/openmpi/3.1&quot;;CHAR(10);&quot;mpirun --bind-to core --map-by core -report-bindings /home/fh2-project-sda/fj0219/mallob//build/mallob &quot;;[.AI4];&quot;-log=/home/fh2-project-sda/fj0219/mallob//mallob_logs/&quot;;[.AJ4];CHAR(10);&quot;echo finished&quot;)" office:value-type="string" office:string-value="#!/bin/bash&#10;#SBATCH --nodes=8&#10;#SBATCH --ntasks=32&#10;#SBATCH --cpus-per-task=5&#10;#SBATCH --output=mallob_id1002_8x4x5_43220s_log&#10;#SBATCH --error=mallob_id1002_8x4x5_43220s_err&#10;#SBATCH --job-name=mallob_id1002_8x4x5_43220s&#10;#SBATCH --partition=normal&#10;#SBATCH --time=12:00:20&#10;mkdir -p /home/fh2-project-sda/fj0219/mallob//mallob_logs/mallob_id1002_8x4x5_43220s&#10;echo logging into /home/fh2-project-sda/fj0219/mallob/mallob_logs/mallob_id1002_8x4x5_43220s&#10;module load mpi/openmpi/3.1&#10;mpirun --bind-to core --map-by core -report-bindings /home/fh2-project-sda/fj0219/mallob//build/mallob 8 scenarios/scenario_all_c4 -l=0.95 -t=4 -T=43200 -lbc=1 -time-per-instance=3600 -derandomize -ba=4 -g=0 -md=0 -p=5 -s=1 -v=5 -q -warmup-log=/home/fh2-project-sda/fj0219/mallob//mallob_logs/mallob_id1002_8x4x5_43220s&#10;echo finished" calcext:value-type="string">
            <text:p>#!/bin/bash</text:p>
            <text:p>#SBATCH --nodes=8</text:p>
            <text:p>#SBATCH --ntasks=32</text:p>
            <text:p>#SBATCH --cpus-per-task=5</text:p>
            <text:p>#SBATCH --output=mallob_id1002_8x4x5_43220s_log</text:p>
            <text:p>#SBATCH --error=mallob_id1002_8x4x5_43220s_err</text:p>
            <text:p>#SBATCH --job-name=mallob_id1002_8x4x5_43220s</text:p>
            <text:p>#SBATCH --partition=normal</text:p>
            <text:p>#SBATCH --time=12:00:20</text:p>
            <text:p>mkdir -p /home/fh2-project-sda/fj0219/mallob//mallob_logs/mallob_id1002_8x4x5_43220s</text:p>
            <text:p>echo logging into /home/fh2-project-sda/fj0219/mallob/mallob_logs/mallob_id1002_8x4x5_43220s</text:p>
            <text:p>module load mpi/openmpi/3.1</text:p>
            <text:p>mpirun --bind-to core --map-by core -report-bindings /home/fh2-project-sda/fj0219/mallob//build/mallob 8 scenarios/scenario_all_c4 -l=0.95 -t=4 -T=43200 -lbc=1 -time-per-instance=3600 -derandomize -ba=4 -g=0 -md=0 -p=5 -s=1 -v=5 -q -warmup-log=/home/fh2-project-sda/fj0219/mallob//mallob_logs/mallob_id1002_8x4x5_43220s</text:p>
            <text:p>echo finished</text:p>
          </table:table-cell>
          <table:table-cell table:style-name="ce2"/>
        </table:table-row>
        <table:table-row table:style-name="ro2">
          <table:table-cell table:style-name="ce9" office:value-type="float" office:value="1003" calcext:value-type="float">
            <text:p>1003</text:p>
          </table:table-cell>
          <table:table-cell table:style-name="ce10" office:value-type="float" office:value="16" calcext:value-type="float">
            <text:p>16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table:formula="of:=[.B5]*[.C5]" office:value-type="float" office:value="64" calcext:value-type="float">
            <text:p>64</text:p>
          </table:table-cell>
          <table:table-cell table:style-name="ce14" table:formula="of:=[.C5]*[.D5]" office:value-type="float" office:value="20" calcext:value-type="float">
            <text:p>20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[.E5]-[.G5]" office:value-type="float" office:value="56" calcext:value-type="float">
            <text:p>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4" table:formula="of:=FLOOR([.I5]*[.H5])" office:value-type="float" office:value="53" calcext:value-type="float">
            <text:p>53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5]-[.K5]" office:value-type="float" office:value="1" calcext:value-type="float">
            <text:p>1</text:p>
          </table:table-cell>
          <table:table-cell table:style-name="ce9" table:formula="of:=12*3600" office:value-type="float" office:value="43200" calcext:value-type="float">
            <text:p>43200</text:p>
          </table:table-cell>
          <table:table-cell table:style-name="ce14" table:formula="of:=[.M5]/3600*[.F5]*[.B5]" office:value-type="float" office:value="3840" calcext:value-type="float">
            <text:p>3840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[.O5]*[.G5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5]/[.G5]" office:value-type="float" office:value="50" calcext:value-type="float">
            <text:p>50</text:p>
          </table:table-cell>
          <table:table-cell table:style-name="ce14" table:formula="of:=[.R5]/[.O5]" office:value-type="float" office:value="50" calcext:value-type="float">
            <text:p>5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T5]*[.S5]/3600" office:value-type="float" office:value="50" calcext:value-type="float">
            <text:p>5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5])" office:value-type="string" office:string-value="scenarios/scenario_all_c8" calcext:value-type="string">
            <text:p>scenarios/scenario_all_c8</text:p>
          </table:table-cell>
          <table:table-cell table:style-name="ce9" table:formula="of:=FLOOR(([.M5]+20)/3600)" office:value-type="float" office:value="12" calcext:value-type="float">
            <text:p>12</text:p>
          </table:table-cell>
          <table:table-cell table:style-name="ce9" table:formula="of:=IF(FLOOR((([.M5]+20)-[.AF5]*3600)/60)&lt;10;CONCATENATE(&quot;0&quot;;FLOOR((([.M5]+20)-[.AF5]*3600)/60));FLOOR((([.M5]+20)-[.AF5]*3600)/60))" office:value-type="string" office:string-value="00" calcext:value-type="string">
            <text:p>00</text:p>
          </table:table-cell>
          <table:table-cell table:style-name="ce9" table:formula="of:=IF(FLOOR((([.M5]+20)-[.AF5]*3600-[.AG5]*60))&lt;10;CONCATENATE(&quot;0&quot;;FLOOR((([.M5]+20)-[.AF5]*3600-[.AG5]*60)));FLOOR((([.M5]+20)-[.AF5]*3600-[.AG5]*60)))" office:value-type="float" office:value="20" calcext:value-type="float">
            <text:p>20</text:p>
          </table:table-cell>
          <table:table-cell table:style-name="ce15" table:formula="of:=CONCATENATE([.B5];&quot; &quot;;[.AE5];&quot; -l=&quot;;TEXT([.I5];&quot;0.00&quot;);&quot; -t=&quot;;[.K5];&quot; -T=&quot;;[.M5];&quot; -lbc=&quot;;[.O5];&quot; -time-per-instance=&quot;;[.T5];IF([.V5]=1;&quot; -derandomize&quot;;&quot; &quot;);&quot; -ba=&quot;;[.W5];&quot; -g=&quot;;[.X5];&quot; -md=&quot;;[.Y5];&quot; -p=&quot;;[.Z5];&quot; -s=&quot;;[.AC5];&quot; -v=&quot;;[.AB5];IF([.AA5]=1;&quot; -q&quot;;&quot;&quot;);IF([.AD5]=1;&quot; -warmup&quot;;&quot;&quot;))" office:value-type="string" office:string-value="16 scenarios/scenario_all_c8 -l=0.95 -t=4 -T=43200 -lbc=1 -time-per-instance=3600 -derandomize -ba=4 -g=0 -md=0 -p=5 -s=1 -v=5 -q -warmup" calcext:value-type="string">
            <text:p>16 scenarios/scenario_all_c8 -l=0.95 -t=4 -T=43200 -lbc=1 -time-per-instance=3600 -derandomize -ba=4 -g=0 -md=0 -p=5 -s=1 -v=5 -q -warmup</text:p>
          </table:table-cell>
          <table:table-cell table:style-name="ce15" table:formula="of:=CONCATENATE(&quot;mallob_id&quot;;[.A5];&quot;_&quot;;[.B5];&quot;x&quot;;[.C5];&quot;x&quot;;[.D5];&quot;_&quot;;[.M5]+20;&quot;s&quot;)" office:value-type="string" office:string-value="mallob_id1003_16x4x5_43220s" calcext:value-type="string">
            <text:p>mallob_id1003_16x4x5_43220s</text:p>
          </table:table-cell>
          <table:table-cell table:style-name="ce18" table:formula="of:=CONCATENATE(&quot;#!/bin/bash&quot;;CHAR(10);&quot;#SBATCH --nodes=&quot;;[.B5];&quot;&quot;;CHAR(10);&quot;#SBATCH --ntasks=&quot;;[.E5];CHAR(10);&quot;#SBATCH --cpus-per-task=&quot;;[.D5];CHAR(10);&quot;#SBATCH --output=&quot;;[.AJ5];&quot;_log&quot;;CHAR(10);&quot;#SBATCH --error=&quot;;[.AJ5];&quot;_err&quot;;CHAR(10);&quot;#SBATCH --job-name=&quot;;[.AJ5];CHAR(10);&quot;#SBATCH --partition=normal&quot;;CHAR(10);&quot;#SBATCH --time=&quot;;[.AF5];&quot;:&quot;;[.AG5];&quot;:&quot;;[.AH5];CHAR(10);&quot;mkdir -p /home/fh2-project-sda/fj0219/mallob//mallob_logs/&quot;;[.AJ5];CHAR(10);&quot;echo logging into /home/fh2-project-sda/fj0219/mallob/mallob_logs/&quot;;[.AJ5];CHAR(10);&quot;module load mpi/openmpi/3.1&quot;;CHAR(10);&quot;mpirun --bind-to core --map-by core -report-bindings /home/fh2-project-sda/fj0219/mallob//build/mallob &quot;;[.AI5];&quot;-log=/home/fh2-project-sda/fj0219/mallob//mallob_logs/&quot;;[.AJ5];CHAR(10);&quot;echo finished&quot;)" office:value-type="string" office:string-value="#!/bin/bash&#10;#SBATCH --nodes=16&#10;#SBATCH --ntasks=64&#10;#SBATCH --cpus-per-task=5&#10;#SBATCH --output=mallob_id1003_16x4x5_43220s_log&#10;#SBATCH --error=mallob_id1003_16x4x5_43220s_err&#10;#SBATCH --job-name=mallob_id1003_16x4x5_43220s&#10;#SBATCH --partition=normal&#10;#SBATCH --time=12:00:20&#10;mkdir -p /home/fh2-project-sda/fj0219/mallob//mallob_logs/mallob_id1003_16x4x5_43220s&#10;echo logging into /home/fh2-project-sda/fj0219/mallob/mallob_logs/mallob_id1003_16x4x5_43220s&#10;module load mpi/openmpi/3.1&#10;mpirun --bind-to core --map-by core -report-bindings /home/fh2-project-sda/fj0219/mallob//build/mallob 16 scenarios/scenario_all_c8 -l=0.95 -t=4 -T=43200 -lbc=1 -time-per-instance=3600 -derandomize -ba=4 -g=0 -md=0 -p=5 -s=1 -v=5 -q -warmup-log=/home/fh2-project-sda/fj0219/mallob//mallob_logs/mallob_id1003_16x4x5_43220s&#10;echo finished" calcext:value-type="string">
            <text:p>#!/bin/bash</text:p>
            <text:p>#SBATCH --nodes=16</text:p>
            <text:p>#SBATCH --ntasks=64</text:p>
            <text:p>#SBATCH --cpus-per-task=5</text:p>
            <text:p>#SBATCH --output=mallob_id1003_16x4x5_43220s_log</text:p>
            <text:p>#SBATCH --error=mallob_id1003_16x4x5_43220s_err</text:p>
            <text:p>#SBATCH --job-name=mallob_id1003_16x4x5_43220s</text:p>
            <text:p>#SBATCH --partition=normal</text:p>
            <text:p>#SBATCH --time=12:00:20</text:p>
            <text:p>mkdir -p /home/fh2-project-sda/fj0219/mallob//mallob_logs/mallob_id1003_16x4x5_43220s</text:p>
            <text:p>echo logging into /home/fh2-project-sda/fj0219/mallob/mallob_logs/mallob_id1003_16x4x5_43220s</text:p>
            <text:p>module load mpi/openmpi/3.1</text:p>
            <text:p>mpirun --bind-to core --map-by core -report-bindings /home/fh2-project-sda/fj0219/mallob//build/mallob 16 scenarios/scenario_all_c8 -l=0.95 -t=4 -T=43200 -lbc=1 -time-per-instance=3600 -derandomize -ba=4 -g=0 -md=0 -p=5 -s=1 -v=5 -q -warmup-log=/home/fh2-project-sda/fj0219/mallob//mallob_logs/mallob_id1003_16x4x5_43220s</text:p>
            <text:p>echo finished</text:p>
          </table:table-cell>
          <table:table-cell table:style-name="ce2"/>
        </table:table-row>
        <table:table-row table:style-name="ro2">
          <table:table-cell table:style-name="ce9" office:value-type="float" office:value="1004" calcext:value-type="float">
            <text:p>1004</text:p>
          </table:table-cell>
          <table:table-cell table:style-name="ce10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table:formula="of:=[.B6]*[.C6]" office:value-type="float" office:value="128" calcext:value-type="float">
            <text:p>128</text:p>
          </table:table-cell>
          <table:table-cell table:style-name="ce14" table:formula="of:=[.C6]*[.D6]"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table:style-name="ce14" table:formula="of:=[.E6]-[.G6]" office:value-type="float" office:value="112" calcext:value-type="float">
            <text:p>1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4" table:formula="of:=FLOOR([.I6]*[.H6])" office:value-type="float" office:value="106" calcext:value-type="float">
            <text:p>106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6]-[.K6]" office:value-type="float" office:value="1" calcext:value-type="float">
            <text:p>1</text:p>
          </table:table-cell>
          <table:table-cell table:style-name="ce9" table:formula="of:=12*3600" office:value-type="float" office:value="43200" calcext:value-type="float">
            <text:p>43200</text:p>
          </table:table-cell>
          <table:table-cell table:style-name="ce14" table:formula="of:=[.M6]/3600*[.F6]*[.B6]" office:value-type="float" office:value="7680" calcext:value-type="float">
            <text:p>7680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[.O6]*[.G6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6]/[.G6]" office:value-type="float" office:value="25" calcext:value-type="float">
            <text:p>25</text:p>
          </table:table-cell>
          <table:table-cell table:style-name="ce14" table:formula="of:=[.R6]/[.O6]" office:value-type="float" office:value="25" calcext:value-type="float">
            <text:p>25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T6]*[.S6]/3600" office:value-type="float" office:value="25" calcext:value-type="float">
            <text:p>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6])" office:value-type="string" office:string-value="scenarios/scenario_all_c16" calcext:value-type="string">
            <text:p>scenarios/scenario_all_c16</text:p>
          </table:table-cell>
          <table:table-cell table:style-name="ce9" table:formula="of:=FLOOR(([.M6]+20)/3600)" office:value-type="float" office:value="12" calcext:value-type="float">
            <text:p>12</text:p>
          </table:table-cell>
          <table:table-cell table:style-name="ce9" table:formula="of:=IF(FLOOR((([.M6]+20)-[.AF6]*3600)/60)&lt;10;CONCATENATE(&quot;0&quot;;FLOOR((([.M6]+20)-[.AF6]*3600)/60));FLOOR((([.M6]+20)-[.AF6]*3600)/60))" office:value-type="string" office:string-value="00" calcext:value-type="string">
            <text:p>00</text:p>
          </table:table-cell>
          <table:table-cell table:style-name="ce9" table:formula="of:=IF(FLOOR((([.M6]+20)-[.AF6]*3600-[.AG6]*60))&lt;10;CONCATENATE(&quot;0&quot;;FLOOR((([.M6]+20)-[.AF6]*3600-[.AG6]*60)));FLOOR((([.M6]+20)-[.AF6]*3600-[.AG6]*60)))" office:value-type="float" office:value="20" calcext:value-type="float">
            <text:p>20</text:p>
          </table:table-cell>
          <table:table-cell table:style-name="ce15" table:formula="of:=CONCATENATE([.B6];&quot; &quot;;[.AE6];&quot; -l=&quot;;TEXT([.I6];&quot;0.00&quot;);&quot; -t=&quot;;[.K6];&quot; -T=&quot;;[.M6];&quot; -lbc=&quot;;[.O6];&quot; -time-per-instance=&quot;;[.T6];IF([.V6]=1;&quot; -derandomize&quot;;&quot; &quot;);&quot; -ba=&quot;;[.W6];&quot; -g=&quot;;[.X6];&quot; -md=&quot;;[.Y6];&quot; -p=&quot;;[.Z6];&quot; -s=&quot;;[.AC6];&quot; -v=&quot;;[.AB6];IF([.AA6]=1;&quot; -q&quot;;&quot;&quot;);IF([.AD6]=1;&quot; -warmup&quot;;&quot;&quot;))" office:value-type="string" office:string-value="32 scenarios/scenario_all_c16 -l=0.95 -t=4 -T=43200 -lbc=1 -time-per-instance=3600 -derandomize -ba=4 -g=0 -md=0 -p=5 -s=1 -v=5 -q -warmup" calcext:value-type="string">
            <text:p>32 scenarios/scenario_all_c16 -l=0.95 -t=4 -T=43200 -lbc=1 -time-per-instance=3600 -derandomize -ba=4 -g=0 -md=0 -p=5 -s=1 -v=5 -q -warmup</text:p>
          </table:table-cell>
          <table:table-cell table:style-name="ce15" table:formula="of:=CONCATENATE(&quot;mallob_id&quot;;[.A6];&quot;_&quot;;[.B6];&quot;x&quot;;[.C6];&quot;x&quot;;[.D6];&quot;_&quot;;[.M6]+20;&quot;s&quot;)" office:value-type="string" office:string-value="mallob_id1004_32x4x5_43220s" calcext:value-type="string">
            <text:p>mallob_id1004_32x4x5_43220s</text:p>
          </table:table-cell>
          <table:table-cell table:style-name="ce18" table:formula="of:=CONCATENATE(&quot;#!/bin/bash&quot;;CHAR(10);&quot;#SBATCH --nodes=&quot;;[.B6];&quot;&quot;;CHAR(10);&quot;#SBATCH --ntasks=&quot;;[.E6];CHAR(10);&quot;#SBATCH --cpus-per-task=&quot;;[.D6];CHAR(10);&quot;#SBATCH --output=&quot;;[.AJ6];&quot;_log&quot;;CHAR(10);&quot;#SBATCH --error=&quot;;[.AJ6];&quot;_err&quot;;CHAR(10);&quot;#SBATCH --job-name=&quot;;[.AJ6];CHAR(10);&quot;#SBATCH --partition=normal&quot;;CHAR(10);&quot;#SBATCH --time=&quot;;[.AF6];&quot;:&quot;;[.AG6];&quot;:&quot;;[.AH6];CHAR(10);&quot;mkdir -p /home/fh2-project-sda/fj0219/mallob//mallob_logs/&quot;;[.AJ6];CHAR(10);&quot;echo logging into /home/fh2-project-sda/fj0219/mallob/mallob_logs/&quot;;[.AJ6];CHAR(10);&quot;module load mpi/openmpi/3.1&quot;;CHAR(10);&quot;mpirun --bind-to core --map-by core -report-bindings /home/fh2-project-sda/fj0219/mallob//build/mallob &quot;;[.AI6];&quot;-log=/home/fh2-project-sda/fj0219/mallob//mallob_logs/&quot;;[.AJ6];CHAR(10);&quot;echo finished&quot;)" office:value-type="string" office:string-value="#!/bin/bash&#10;#SBATCH --nodes=32&#10;#SBATCH --ntasks=128&#10;#SBATCH --cpus-per-task=5&#10;#SBATCH --output=mallob_id1004_32x4x5_43220s_log&#10;#SBATCH --error=mallob_id1004_32x4x5_43220s_err&#10;#SBATCH --job-name=mallob_id1004_32x4x5_43220s&#10;#SBATCH --partition=normal&#10;#SBATCH --time=12:00:20&#10;mkdir -p /home/fh2-project-sda/fj0219/mallob//mallob_logs/mallob_id1004_32x4x5_43220s&#10;echo logging into /home/fh2-project-sda/fj0219/mallob/mallob_logs/mallob_id1004_32x4x5_43220s&#10;module load mpi/openmpi/3.1&#10;mpirun --bind-to core --map-by core -report-bindings /home/fh2-project-sda/fj0219/mallob//build/mallob 32 scenarios/scenario_all_c16 -l=0.95 -t=4 -T=43200 -lbc=1 -time-per-instance=3600 -derandomize -ba=4 -g=0 -md=0 -p=5 -s=1 -v=5 -q -warmup-log=/home/fh2-project-sda/fj0219/mallob//mallob_logs/mallob_id1004_32x4x5_43220s&#10;echo finished" calcext:value-type="string">
            <text:p>#!/bin/bash</text:p>
            <text:p>#SBATCH --nodes=32</text:p>
            <text:p>#SBATCH --ntasks=128</text:p>
            <text:p>#SBATCH --cpus-per-task=5</text:p>
            <text:p>#SBATCH --output=mallob_id1004_32x4x5_43220s_log</text:p>
            <text:p>#SBATCH --error=mallob_id1004_32x4x5_43220s_err</text:p>
            <text:p>#SBATCH --job-name=mallob_id1004_32x4x5_43220s</text:p>
            <text:p>#SBATCH --partition=normal</text:p>
            <text:p>#SBATCH --time=12:00:20</text:p>
            <text:p>mkdir -p /home/fh2-project-sda/fj0219/mallob//mallob_logs/mallob_id1004_32x4x5_43220s</text:p>
            <text:p>echo logging into /home/fh2-project-sda/fj0219/mallob/mallob_logs/mallob_id1004_32x4x5_43220s</text:p>
            <text:p>module load mpi/openmpi/3.1</text:p>
            <text:p>mpirun --bind-to core --map-by core -report-bindings /home/fh2-project-sda/fj0219/mallob//build/mallob 32 scenarios/scenario_all_c16 -l=0.95 -t=4 -T=43200 -lbc=1 -time-per-instance=3600 -derandomize -ba=4 -g=0 -md=0 -p=5 -s=1 -v=5 -q -warmup-log=/home/fh2-project-sda/fj0219/mallob//mallob_logs/mallob_id1004_32x4x5_43220s</text:p>
            <text:p>echo finished</text:p>
          </table:table-cell>
          <table:table-cell table:style-name="ce2"/>
        </table:table-row>
        <table:table-row table:style-name="ro2">
          <table:table-cell table:style-name="ce9" office:value-type="float" office:value="1005" calcext:value-type="float">
            <text:p>1005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table:formula="of:=[.B7]*[.C7]" office:value-type="float" office:value="8" calcext:value-type="float">
            <text:p>8</text:p>
          </table:table-cell>
          <table:table-cell table:style-name="ce14" table:formula="of:=[.C7]*[.D7]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E7]-[.G7]" office:value-type="float" office:value="7" calcext:value-type="float">
            <text:p>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4" table:formula="of:=FLOOR([.I7]*[.H7])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7]-[.K7]" office:value-type="float" office:value="1" calcext:value-type="float">
            <text:p>1</text:p>
          </table:table-cell>
          <table:table-cell table:style-name="ce9" table:formula="of:=12*3600" office:value-type="float" office:value="43200" calcext:value-type="float">
            <text:p>43200</text:p>
          </table:table-cell>
          <table:table-cell table:style-name="ce14" table:formula="of:=[.M7]/3600*[.F7]*[.B7]" office:value-type="float" office:value="480" calcext:value-type="float">
            <text:p>480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[.O7]*[.G7]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7]/[.G7]" office:value-type="float" office:value="400" calcext:value-type="float">
            <text:p>400</text:p>
          </table:table-cell>
          <table:table-cell table:style-name="ce14" table:formula="of:=[.R7]/[.O7]" office:value-type="float" office:value="400" calcext:value-type="float">
            <text:p>40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T7]*[.S7]/3600" office:value-type="float" office:value="400" calcext:value-type="float">
            <text:p>4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9" table:formula="of:=FLOOR(([.M7]+20)/3600)" office:value-type="float" office:value="12" calcext:value-type="float">
            <text:p>12</text:p>
          </table:table-cell>
          <table:table-cell table:style-name="ce9" table:formula="of:=IF(FLOOR((([.M7]+20)-[.AF7]*3600)/60)&lt;10;CONCATENATE(&quot;0&quot;;FLOOR((([.M7]+20)-[.AF7]*3600)/60));FLOOR((([.M7]+20)-[.AF7]*3600)/60))" office:value-type="string" office:string-value="00" calcext:value-type="string">
            <text:p>00</text:p>
          </table:table-cell>
          <table:table-cell table:style-name="ce9" table:formula="of:=IF(FLOOR((([.M7]+20)-[.AF7]*3600-[.AG7]*60))&lt;10;CONCATENATE(&quot;0&quot;;FLOOR((([.M7]+20)-[.AF7]*3600-[.AG7]*60)));FLOOR((([.M7]+20)-[.AF7]*3600-[.AG7]*60)))" office:value-type="float" office:value="20" calcext:value-type="float">
            <text:p>20</text:p>
          </table:table-cell>
          <table:table-cell table:style-name="ce15" table:formula="of:=CONCATENATE([.B7];&quot; &quot;;[.AE7];&quot; -l=&quot;;TEXT([.I7];&quot;0.00&quot;);&quot; -t=&quot;;[.K7];&quot; -T=&quot;;[.M7];&quot; -lbc=&quot;;[.O7];&quot; -time-per-instance=&quot;;[.T7];IF([.V7]=1;&quot; -derandomize&quot;;&quot; &quot;);&quot; -ba=&quot;;[.W7];&quot; -g=&quot;;[.X7];&quot; -md=&quot;;[.Y7];&quot; -p=&quot;;[.Z7];&quot; -s=&quot;;[.AC7];&quot; -v=&quot;;[.AB7];IF([.AA7]=1;&quot; -q&quot;;&quot;&quot;);IF([.AD7]=1;&quot; -warmup&quot;;&quot;&quot;))" office:value-type="string" office:string-value="2 scenarios/scenario_all_c1 -l=0.95 -t=4 -T=43200 -lbc=1 -time-per-instance=3600 -derandomize -ba=4 -g=1 -md=0 -p=5 -s=1 -v=5 -q -warmup" calcext:value-type="string">
            <text:p>2 scenarios/scenario_all_c1 -l=0.95 -t=4 -T=43200 -lbc=1 -time-per-instance=3600 -derandomize -ba=4 -g=1 -md=0 -p=5 -s=1 -v=5 -q -warmup</text:p>
          </table:table-cell>
          <table:table-cell table:style-name="ce15" table:formula="of:=CONCATENATE(&quot;mallob_id&quot;;[.A7];&quot;_&quot;;[.B7];&quot;x&quot;;[.C7];&quot;x&quot;;[.D7];&quot;_&quot;;[.M7]+20;&quot;s&quot;)" office:value-type="string" office:string-value="mallob_id1005_2x4x5_43220s" calcext:value-type="string">
            <text:p>mallob_id1005_2x4x5_43220s</text:p>
          </table:table-cell>
          <table:table-cell table:style-name="ce18" table:formula="of:=CONCATENATE(&quot;#!/bin/bash&quot;;CHAR(10);&quot;#SBATCH --nodes=&quot;;[.B7];&quot;&quot;;CHAR(10);&quot;#SBATCH --ntasks=&quot;;[.E7];CHAR(10);&quot;#SBATCH --cpus-per-task=&quot;;[.D7];CHAR(10);&quot;#SBATCH --output=&quot;;[.AJ7];&quot;_log&quot;;CHAR(10);&quot;#SBATCH --error=&quot;;[.AJ7];&quot;_err&quot;;CHAR(10);&quot;#SBATCH --job-name=&quot;;[.AJ7];CHAR(10);&quot;#SBATCH --partition=normal&quot;;CHAR(10);&quot;#SBATCH --time=&quot;;[.AF7];&quot;:&quot;;[.AG7];&quot;:&quot;;[.AH7];CHAR(10);&quot;mkdir -p /home/fh2-project-sda/fj0219/mallob//mallob_logs/&quot;;[.AJ7];CHAR(10);&quot;echo logging into /home/fh2-project-sda/fj0219/mallob/mallob_logs/&quot;;[.AJ7];CHAR(10);&quot;module load mpi/openmpi/3.1&quot;;CHAR(10);&quot;mpirun --bind-to core --map-by core -report-bindings /home/fh2-project-sda/fj0219/mallob//build/mallob &quot;;[.AI7];&quot;-log=/home/fh2-project-sda/fj0219/mallob//mallob_logs/&quot;;[.AJ7];CHAR(10);&quot;echo finished&quot;)" office:value-type="string" office:string-value="#!/bin/bash&#10;#SBATCH --nodes=2&#10;#SBATCH --ntasks=8&#10;#SBATCH --cpus-per-task=5&#10;#SBATCH --output=mallob_id1005_2x4x5_43220s_log&#10;#SBATCH --error=mallob_id1005_2x4x5_43220s_err&#10;#SBATCH --job-name=mallob_id1005_2x4x5_43220s&#10;#SBATCH --partition=normal&#10;#SBATCH --time=12:00:20&#10;mkdir -p /home/fh2-project-sda/fj0219/mallob//mallob_logs/mallob_id1005_2x4x5_43220s&#10;echo logging into /home/fh2-project-sda/fj0219/mallob/mallob_logs/mallob_id1005_2x4x5_43220s&#10;module load mpi/openmpi/3.1&#10;mpirun --bind-to core --map-by core -report-bindings /home/fh2-project-sda/fj0219/mallob//build/mallob 2 scenarios/scenario_all_c1 -l=0.95 -t=4 -T=43200 -lbc=1 -time-per-instance=3600 -derandomize -ba=4 -g=1 -md=0 -p=5 -s=1 -v=5 -q -warmup-log=/home/fh2-project-sda/fj0219/mallob//mallob_logs/mallob_id1005_2x4x5_43220s&#10;echo finished" calcext:value-type="string">
            <text:p>#!/bin/bash</text:p>
            <text:p>#SBATCH --nodes=2</text:p>
            <text:p>#SBATCH --ntasks=8</text:p>
            <text:p>#SBATCH --cpus-per-task=5</text:p>
            <text:p>#SBATCH --output=mallob_id1005_2x4x5_43220s_log</text:p>
            <text:p>#SBATCH --error=mallob_id1005_2x4x5_43220s_err</text:p>
            <text:p>#SBATCH --job-name=mallob_id1005_2x4x5_43220s</text:p>
            <text:p>#SBATCH --partition=normal</text:p>
            <text:p>#SBATCH --time=12:00:20</text:p>
            <text:p>mkdir -p /home/fh2-project-sda/fj0219/mallob//mallob_logs/mallob_id1005_2x4x5_43220s</text:p>
            <text:p>echo logging into /home/fh2-project-sda/fj0219/mallob/mallob_logs/mallob_id1005_2x4x5_43220s</text:p>
            <text:p>module load mpi/openmpi/3.1</text:p>
            <text:p>mpirun --bind-to core --map-by core -report-bindings /home/fh2-project-sda/fj0219/mallob//build/mallob 2 scenarios/scenario_all_c1 -l=0.95 -t=4 -T=43200 -lbc=1 -time-per-instance=3600 -derandomize -ba=4 -g=1 -md=0 -p=5 -s=1 -v=5 -q -warmup-log=/home/fh2-project-sda/fj0219/mallob//mallob_logs/mallob_id1005_2x4x5_43220s</text:p>
            <text:p>echo finished</text:p>
          </table:table-cell>
          <table:table-cell table:style-name="ce2"/>
        </table:table-row>
        <table:table-row table:style-name="ro2">
          <table:table-cell table:style-name="ce9" office:value-type="float" office:value="1006" calcext:value-type="float">
            <text:p>1006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table:formula="of:=[.B8]*[.C8]" office:value-type="float" office:value="16" calcext:value-type="float">
            <text:p>16</text:p>
          </table:table-cell>
          <table:table-cell table:style-name="ce14" table:formula="of:=[.C8]*[.D8]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[.E8]-[.G8]" office:value-type="float" office:value="14" calcext:value-type="float">
            <text:p>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4" table:formula="of:=FLOOR([.I8]*[.H8])" office:value-type="float" office:value="13" calcext:value-type="float">
            <text:p>13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8]-[.K8]" office:value-type="float" office:value="1" calcext:value-type="float">
            <text:p>1</text:p>
          </table:table-cell>
          <table:table-cell table:style-name="ce9" table:formula="of:=12*3600" office:value-type="float" office:value="43200" calcext:value-type="float">
            <text:p>43200</text:p>
          </table:table-cell>
          <table:table-cell table:style-name="ce14" table:formula="of:=[.M8]/3600*[.F8]*[.B8]" office:value-type="float" office:value="960" calcext:value-type="float">
            <text:p>960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[.O8]*[.G8]" office:value-type="float" office:value="2" calcext:value-type="float">
            <text:p>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8]/[.G8]" office:value-type="float" office:value="200" calcext:value-type="float">
            <text:p>200</text:p>
          </table:table-cell>
          <table:table-cell table:style-name="ce14" table:formula="of:=[.R8]/[.O8]" office:value-type="float" office:value="200" calcext:value-type="float">
            <text:p>20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T8]*[.S8]/3600" office:value-type="float" office:value="200" calcext:value-type="float">
            <text:p>2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8])" office:value-type="string" office:string-value="scenarios/scenario_all_c2" calcext:value-type="string">
            <text:p>scenarios/scenario_all_c2</text:p>
          </table:table-cell>
          <table:table-cell table:style-name="ce9" table:formula="of:=FLOOR(([.M8]+20)/3600)" office:value-type="float" office:value="12" calcext:value-type="float">
            <text:p>12</text:p>
          </table:table-cell>
          <table:table-cell table:style-name="ce9" table:formula="of:=IF(FLOOR((([.M8]+20)-[.AF8]*3600)/60)&lt;10;CONCATENATE(&quot;0&quot;;FLOOR((([.M8]+20)-[.AF8]*3600)/60));FLOOR((([.M8]+20)-[.AF8]*3600)/60))" office:value-type="string" office:string-value="00" calcext:value-type="string">
            <text:p>00</text:p>
          </table:table-cell>
          <table:table-cell table:style-name="ce9" table:formula="of:=IF(FLOOR((([.M8]+20)-[.AF8]*3600-[.AG8]*60))&lt;10;CONCATENATE(&quot;0&quot;;FLOOR((([.M8]+20)-[.AF8]*3600-[.AG8]*60)));FLOOR((([.M8]+20)-[.AF8]*3600-[.AG8]*60)))" office:value-type="float" office:value="20" calcext:value-type="float">
            <text:p>20</text:p>
          </table:table-cell>
          <table:table-cell table:style-name="ce15" table:formula="of:=CONCATENATE([.B8];&quot; &quot;;[.AE8];&quot; -l=&quot;;TEXT([.I8];&quot;0.00&quot;);&quot; -t=&quot;;[.K8];&quot; -T=&quot;;[.M8];&quot; -lbc=&quot;;[.O8];&quot; -time-per-instance=&quot;;[.T8];IF([.V8]=1;&quot; -derandomize&quot;;&quot; &quot;);&quot; -ba=&quot;;[.W8];&quot; -g=&quot;;[.X8];&quot; -md=&quot;;[.Y8];&quot; -p=&quot;;[.Z8];&quot; -s=&quot;;[.AC8];&quot; -v=&quot;;[.AB8];IF([.AA8]=1;&quot; -q&quot;;&quot;&quot;);IF([.AD8]=1;&quot; -warmup&quot;;&quot;&quot;))" office:value-type="string" office:string-value="4 scenarios/scenario_all_c2 -l=0.95 -t=4 -T=43200 -lbc=1 -time-per-instance=3600 -derandomize -ba=4 -g=1 -md=0 -p=5 -s=1 -v=5 -q -warmup" calcext:value-type="string">
            <text:p>4 scenarios/scenario_all_c2 -l=0.95 -t=4 -T=43200 -lbc=1 -time-per-instance=3600 -derandomize -ba=4 -g=1 -md=0 -p=5 -s=1 -v=5 -q -warmup</text:p>
          </table:table-cell>
          <table:table-cell table:style-name="ce15" table:formula="of:=CONCATENATE(&quot;mallob_id&quot;;[.A8];&quot;_&quot;;[.B8];&quot;x&quot;;[.C8];&quot;x&quot;;[.D8];&quot;_&quot;;[.M8]+20;&quot;s&quot;)" office:value-type="string" office:string-value="mallob_id1006_4x4x5_43220s" calcext:value-type="string">
            <text:p>mallob_id1006_4x4x5_43220s</text:p>
          </table:table-cell>
          <table:table-cell table:style-name="ce18" table:formula="of:=CONCATENATE(&quot;#!/bin/bash&quot;;CHAR(10);&quot;#SBATCH --nodes=&quot;;[.B8];&quot;&quot;;CHAR(10);&quot;#SBATCH --ntasks=&quot;;[.E8];CHAR(10);&quot;#SBATCH --cpus-per-task=&quot;;[.D8];CHAR(10);&quot;#SBATCH --output=&quot;;[.AJ8];&quot;_log&quot;;CHAR(10);&quot;#SBATCH --error=&quot;;[.AJ8];&quot;_err&quot;;CHAR(10);&quot;#SBATCH --job-name=&quot;;[.AJ8];CHAR(10);&quot;#SBATCH --partition=normal&quot;;CHAR(10);&quot;#SBATCH --time=&quot;;[.AF8];&quot;:&quot;;[.AG8];&quot;:&quot;;[.AH8];CHAR(10);&quot;mkdir -p /home/fh2-project-sda/fj0219/mallob//mallob_logs/&quot;;[.AJ8];CHAR(10);&quot;echo logging into /home/fh2-project-sda/fj0219/mallob/mallob_logs/&quot;;[.AJ8];CHAR(10);&quot;module load mpi/openmpi/3.1&quot;;CHAR(10);&quot;mpirun --bind-to core --map-by core -report-bindings /home/fh2-project-sda/fj0219/mallob//build/mallob &quot;;[.AI8];&quot;-log=/home/fh2-project-sda/fj0219/mallob//mallob_logs/&quot;;[.AJ8];CHAR(10);&quot;echo finished&quot;)" office:value-type="string" office:string-value="#!/bin/bash&#10;#SBATCH --nodes=4&#10;#SBATCH --ntasks=16&#10;#SBATCH --cpus-per-task=5&#10;#SBATCH --output=mallob_id1006_4x4x5_43220s_log&#10;#SBATCH --error=mallob_id1006_4x4x5_43220s_err&#10;#SBATCH --job-name=mallob_id1006_4x4x5_43220s&#10;#SBATCH --partition=normal&#10;#SBATCH --time=12:00:20&#10;mkdir -p /home/fh2-project-sda/fj0219/mallob//mallob_logs/mallob_id1006_4x4x5_43220s&#10;echo logging into /home/fh2-project-sda/fj0219/mallob/mallob_logs/mallob_id1006_4x4x5_43220s&#10;module load mpi/openmpi/3.1&#10;mpirun --bind-to core --map-by core -report-bindings /home/fh2-project-sda/fj0219/mallob//build/mallob 4 scenarios/scenario_all_c2 -l=0.95 -t=4 -T=43200 -lbc=1 -time-per-instance=3600 -derandomize -ba=4 -g=1 -md=0 -p=5 -s=1 -v=5 -q -warmup-log=/home/fh2-project-sda/fj0219/mallob//mallob_logs/mallob_id1006_4x4x5_43220s&#10;echo finished" calcext:value-type="string">
            <text:p>#!/bin/bash</text:p>
            <text:p>#SBATCH --nodes=4</text:p>
            <text:p>#SBATCH --ntasks=16</text:p>
            <text:p>#SBATCH --cpus-per-task=5</text:p>
            <text:p>#SBATCH --output=mallob_id1006_4x4x5_43220s_log</text:p>
            <text:p>#SBATCH --error=mallob_id1006_4x4x5_43220s_err</text:p>
            <text:p>#SBATCH --job-name=mallob_id1006_4x4x5_43220s</text:p>
            <text:p>#SBATCH --partition=normal</text:p>
            <text:p>#SBATCH --time=12:00:20</text:p>
            <text:p>mkdir -p /home/fh2-project-sda/fj0219/mallob//mallob_logs/mallob_id1006_4x4x5_43220s</text:p>
            <text:p>echo logging into /home/fh2-project-sda/fj0219/mallob/mallob_logs/mallob_id1006_4x4x5_43220s</text:p>
            <text:p>module load mpi/openmpi/3.1</text:p>
            <text:p>mpirun --bind-to core --map-by core -report-bindings /home/fh2-project-sda/fj0219/mallob//build/mallob 4 scenarios/scenario_all_c2 -l=0.95 -t=4 -T=43200 -lbc=1 -time-per-instance=3600 -derandomize -ba=4 -g=1 -md=0 -p=5 -s=1 -v=5 -q -warmup-log=/home/fh2-project-sda/fj0219/mallob//mallob_logs/mallob_id1006_4x4x5_43220s</text:p>
            <text:p>echo finished</text:p>
          </table:table-cell>
          <table:table-cell table:style-name="ce2"/>
        </table:table-row>
        <table:table-row table:style-name="ro2">
          <table:table-cell table:style-name="ce9" office:value-type="float" office:value="1007" calcext:value-type="float">
            <text:p>1007</text:p>
          </table:table-cell>
          <table:table-cell table:style-name="ce10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table:formula="of:=[.B9]*[.C9]" office:value-type="float" office:value="32" calcext:value-type="float">
            <text:p>32</text:p>
          </table:table-cell>
          <table:table-cell table:style-name="ce14" table:formula="of:=[.C9]*[.D9]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.E9]-[.G9]" office:value-type="float" office:value="28" calcext:value-type="float">
            <text:p>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4" table:formula="of:=FLOOR([.I9]*[.H9])" office:value-type="float" office:value="26" calcext:value-type="float">
            <text:p>26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9]-[.K9]" office:value-type="float" office:value="1" calcext:value-type="float">
            <text:p>1</text:p>
          </table:table-cell>
          <table:table-cell table:style-name="ce9" table:formula="of:=12*3600" office:value-type="float" office:value="43200" calcext:value-type="float">
            <text:p>43200</text:p>
          </table:table-cell>
          <table:table-cell table:style-name="ce14" table:formula="of:=[.M9]/3600*[.F9]*[.B9]" office:value-type="float" office:value="1920" calcext:value-type="float">
            <text:p>1920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[.O9]*[.G9]" office:value-type="float" office:value="4" calcext:value-type="float">
            <text:p>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9]/[.G9]" office:value-type="float" office:value="100" calcext:value-type="float">
            <text:p>100</text:p>
          </table:table-cell>
          <table:table-cell table:style-name="ce14" table:formula="of:=[.R9]/[.O9]" office:value-type="float" office:value="100" calcext:value-type="float">
            <text:p>10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T9]*[.S9]/3600" office:value-type="float" office:value="100" calcext:value-type="float">
            <text:p>1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9])" office:value-type="string" office:string-value="scenarios/scenario_all_c4" calcext:value-type="string">
            <text:p>scenarios/scenario_all_c4</text:p>
          </table:table-cell>
          <table:table-cell table:style-name="ce9" table:formula="of:=FLOOR(([.M9]+20)/3600)" office:value-type="float" office:value="12" calcext:value-type="float">
            <text:p>12</text:p>
          </table:table-cell>
          <table:table-cell table:style-name="ce9" table:formula="of:=IF(FLOOR((([.M9]+20)-[.AF9]*3600)/60)&lt;10;CONCATENATE(&quot;0&quot;;FLOOR((([.M9]+20)-[.AF9]*3600)/60));FLOOR((([.M9]+20)-[.AF9]*3600)/60))" office:value-type="string" office:string-value="00" calcext:value-type="string">
            <text:p>00</text:p>
          </table:table-cell>
          <table:table-cell table:style-name="ce9" table:formula="of:=IF(FLOOR((([.M9]+20)-[.AF9]*3600-[.AG9]*60))&lt;10;CONCATENATE(&quot;0&quot;;FLOOR((([.M9]+20)-[.AF9]*3600-[.AG9]*60)));FLOOR((([.M9]+20)-[.AF9]*3600-[.AG9]*60)))" office:value-type="float" office:value="20" calcext:value-type="float">
            <text:p>20</text:p>
          </table:table-cell>
          <table:table-cell table:style-name="ce15" table:formula="of:=CONCATENATE([.B9];&quot; &quot;;[.AE9];&quot; -l=&quot;;TEXT([.I9];&quot;0.00&quot;);&quot; -t=&quot;;[.K9];&quot; -T=&quot;;[.M9];&quot; -lbc=&quot;;[.O9];&quot; -time-per-instance=&quot;;[.T9];IF([.V9]=1;&quot; -derandomize&quot;;&quot; &quot;);&quot; -ba=&quot;;[.W9];&quot; -g=&quot;;[.X9];&quot; -md=&quot;;[.Y9];&quot; -p=&quot;;[.Z9];&quot; -s=&quot;;[.AC9];&quot; -v=&quot;;[.AB9];IF([.AA9]=1;&quot; -q&quot;;&quot;&quot;);IF([.AD9]=1;&quot; -warmup&quot;;&quot;&quot;))" office:value-type="string" office:string-value="8 scenarios/scenario_all_c4 -l=0.95 -t=4 -T=43200 -lbc=1 -time-per-instance=3600 -derandomize -ba=4 -g=1 -md=0 -p=5 -s=1 -v=5 -q -warmup" calcext:value-type="string">
            <text:p>8 scenarios/scenario_all_c4 -l=0.95 -t=4 -T=43200 -lbc=1 -time-per-instance=3600 -derandomize -ba=4 -g=1 -md=0 -p=5 -s=1 -v=5 -q -warmup</text:p>
          </table:table-cell>
          <table:table-cell table:style-name="ce15" table:formula="of:=CONCATENATE(&quot;mallob_id&quot;;[.A9];&quot;_&quot;;[.B9];&quot;x&quot;;[.C9];&quot;x&quot;;[.D9];&quot;_&quot;;[.M9]+20;&quot;s&quot;)" office:value-type="string" office:string-value="mallob_id1007_8x4x5_43220s" calcext:value-type="string">
            <text:p>mallob_id1007_8x4x5_43220s</text:p>
          </table:table-cell>
          <table:table-cell table:style-name="ce18" table:formula="of:=CONCATENATE(&quot;#!/bin/bash&quot;;CHAR(10);&quot;#SBATCH --nodes=&quot;;[.B9];&quot;&quot;;CHAR(10);&quot;#SBATCH --ntasks=&quot;;[.E9];CHAR(10);&quot;#SBATCH --cpus-per-task=&quot;;[.D9];CHAR(10);&quot;#SBATCH --output=&quot;;[.AJ9];&quot;_log&quot;;CHAR(10);&quot;#SBATCH --error=&quot;;[.AJ9];&quot;_err&quot;;CHAR(10);&quot;#SBATCH --job-name=&quot;;[.AJ9];CHAR(10);&quot;#SBATCH --partition=normal&quot;;CHAR(10);&quot;#SBATCH --time=&quot;;[.AF9];&quot;:&quot;;[.AG9];&quot;:&quot;;[.AH9];CHAR(10);&quot;mkdir -p /home/fh2-project-sda/fj0219/mallob//mallob_logs/&quot;;[.AJ9];CHAR(10);&quot;echo logging into /home/fh2-project-sda/fj0219/mallob/mallob_logs/&quot;;[.AJ9];CHAR(10);&quot;module load mpi/openmpi/3.1&quot;;CHAR(10);&quot;mpirun --bind-to core --map-by core -report-bindings /home/fh2-project-sda/fj0219/mallob//build/mallob &quot;;[.AI9];&quot;-log=/home/fh2-project-sda/fj0219/mallob//mallob_logs/&quot;;[.AJ9];CHAR(10);&quot;echo finished&quot;)" office:value-type="string" office:string-value="#!/bin/bash&#10;#SBATCH --nodes=8&#10;#SBATCH --ntasks=32&#10;#SBATCH --cpus-per-task=5&#10;#SBATCH --output=mallob_id1007_8x4x5_43220s_log&#10;#SBATCH --error=mallob_id1007_8x4x5_43220s_err&#10;#SBATCH --job-name=mallob_id1007_8x4x5_43220s&#10;#SBATCH --partition=normal&#10;#SBATCH --time=12:00:20&#10;mkdir -p /home/fh2-project-sda/fj0219/mallob//mallob_logs/mallob_id1007_8x4x5_43220s&#10;echo logging into /home/fh2-project-sda/fj0219/mallob/mallob_logs/mallob_id1007_8x4x5_43220s&#10;module load mpi/openmpi/3.1&#10;mpirun --bind-to core --map-by core -report-bindings /home/fh2-project-sda/fj0219/mallob//build/mallob 8 scenarios/scenario_all_c4 -l=0.95 -t=4 -T=43200 -lbc=1 -time-per-instance=3600 -derandomize -ba=4 -g=1 -md=0 -p=5 -s=1 -v=5 -q -warmup-log=/home/fh2-project-sda/fj0219/mallob//mallob_logs/mallob_id1007_8x4x5_43220s&#10;echo finished" calcext:value-type="string">
            <text:p>#!/bin/bash</text:p>
            <text:p>#SBATCH --nodes=8</text:p>
            <text:p>#SBATCH --ntasks=32</text:p>
            <text:p>#SBATCH --cpus-per-task=5</text:p>
            <text:p>#SBATCH --output=mallob_id1007_8x4x5_43220s_log</text:p>
            <text:p>#SBATCH --error=mallob_id1007_8x4x5_43220s_err</text:p>
            <text:p>#SBATCH --job-name=mallob_id1007_8x4x5_43220s</text:p>
            <text:p>#SBATCH --partition=normal</text:p>
            <text:p>#SBATCH --time=12:00:20</text:p>
            <text:p>mkdir -p /home/fh2-project-sda/fj0219/mallob//mallob_logs/mallob_id1007_8x4x5_43220s</text:p>
            <text:p>echo logging into /home/fh2-project-sda/fj0219/mallob/mallob_logs/mallob_id1007_8x4x5_43220s</text:p>
            <text:p>module load mpi/openmpi/3.1</text:p>
            <text:p>mpirun --bind-to core --map-by core -report-bindings /home/fh2-project-sda/fj0219/mallob//build/mallob 8 scenarios/scenario_all_c4 -l=0.95 -t=4 -T=43200 -lbc=1 -time-per-instance=3600 -derandomize -ba=4 -g=1 -md=0 -p=5 -s=1 -v=5 -q -warmup-log=/home/fh2-project-sda/fj0219/mallob//mallob_logs/mallob_id1007_8x4x5_43220s</text:p>
            <text:p>echo finished</text:p>
          </table:table-cell>
          <table:table-cell table:style-name="ce2"/>
        </table:table-row>
        <table:table-row table:style-name="ro2">
          <table:table-cell table:style-name="ce9" office:value-type="float" office:value="1008" calcext:value-type="float">
            <text:p>1008</text:p>
          </table:table-cell>
          <table:table-cell table:style-name="ce10" office:value-type="float" office:value="16" calcext:value-type="float">
            <text:p>16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table:formula="of:=[.B10]*[.C10]" office:value-type="float" office:value="64" calcext:value-type="float">
            <text:p>64</text:p>
          </table:table-cell>
          <table:table-cell table:style-name="ce14" table:formula="of:=[.C10]*[.D10]" office:value-type="float" office:value="20" calcext:value-type="float">
            <text:p>20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[.E10]-[.G10]" office:value-type="float" office:value="56" calcext:value-type="float">
            <text:p>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4" table:formula="of:=FLOOR([.I10]*[.H10])" office:value-type="float" office:value="53" calcext:value-type="float">
            <text:p>53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0]-[.K10]" office:value-type="float" office:value="1" calcext:value-type="float">
            <text:p>1</text:p>
          </table:table-cell>
          <table:table-cell table:style-name="ce9" table:formula="of:=12*3600" office:value-type="float" office:value="43200" calcext:value-type="float">
            <text:p>43200</text:p>
          </table:table-cell>
          <table:table-cell table:style-name="ce14" table:formula="of:=[.M10]/3600*[.F10]*[.B10]" office:value-type="float" office:value="3840" calcext:value-type="float">
            <text:p>3840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[.O10]*[.G10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0]/[.G10]" office:value-type="float" office:value="50" calcext:value-type="float">
            <text:p>50</text:p>
          </table:table-cell>
          <table:table-cell table:style-name="ce14" table:formula="of:=[.R10]/[.O10]" office:value-type="float" office:value="50" calcext:value-type="float">
            <text:p>5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T10]*[.S10]/3600" office:value-type="float" office:value="50" calcext:value-type="float">
            <text:p>5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0])" office:value-type="string" office:string-value="scenarios/scenario_all_c8" calcext:value-type="string">
            <text:p>scenarios/scenario_all_c8</text:p>
          </table:table-cell>
          <table:table-cell table:style-name="ce9" table:formula="of:=FLOOR(([.M10]+20)/3600)" office:value-type="float" office:value="12" calcext:value-type="float">
            <text:p>12</text:p>
          </table:table-cell>
          <table:table-cell table:style-name="ce9" table:formula="of:=IF(FLOOR((([.M10]+20)-[.AF10]*3600)/60)&lt;10;CONCATENATE(&quot;0&quot;;FLOOR((([.M10]+20)-[.AF10]*3600)/60));FLOOR((([.M10]+20)-[.AF10]*3600)/60))" office:value-type="string" office:string-value="00" calcext:value-type="string">
            <text:p>00</text:p>
          </table:table-cell>
          <table:table-cell table:style-name="ce9" table:formula="of:=IF(FLOOR((([.M10]+20)-[.AF10]*3600-[.AG10]*60))&lt;10;CONCATENATE(&quot;0&quot;;FLOOR((([.M10]+20)-[.AF10]*3600-[.AG10]*60)));FLOOR((([.M10]+20)-[.AF10]*3600-[.AG10]*60)))" office:value-type="float" office:value="20" calcext:value-type="float">
            <text:p>20</text:p>
          </table:table-cell>
          <table:table-cell table:style-name="ce15" table:formula="of:=CONCATENATE([.B10];&quot; &quot;;[.AE10];&quot; -l=&quot;;TEXT([.I10];&quot;0.00&quot;);&quot; -t=&quot;;[.K10];&quot; -T=&quot;;[.M10];&quot; -lbc=&quot;;[.O10];&quot; -time-per-instance=&quot;;[.T10];IF([.V10]=1;&quot; -derandomize&quot;;&quot; &quot;);&quot; -ba=&quot;;[.W10];&quot; -g=&quot;;[.X10];&quot; -md=&quot;;[.Y10];&quot; -p=&quot;;[.Z10];&quot; -s=&quot;;[.AC10];&quot; -v=&quot;;[.AB10];IF([.AA10]=1;&quot; -q&quot;;&quot;&quot;);IF([.AD10]=1;&quot; -warmup&quot;;&quot;&quot;))" office:value-type="string" office:string-value="16 scenarios/scenario_all_c8 -l=0.95 -t=4 -T=43200 -lbc=1 -time-per-instance=3600 -derandomize -ba=4 -g=1 -md=0 -p=5 -s=1 -v=5 -q -warmup" calcext:value-type="string">
            <text:p>16 scenarios/scenario_all_c8 -l=0.95 -t=4 -T=43200 -lbc=1 -time-per-instance=3600 -derandomize -ba=4 -g=1 -md=0 -p=5 -s=1 -v=5 -q -warmup</text:p>
          </table:table-cell>
          <table:table-cell table:style-name="ce15" table:formula="of:=CONCATENATE(&quot;mallob_id&quot;;[.A10];&quot;_&quot;;[.B10];&quot;x&quot;;[.C10];&quot;x&quot;;[.D10];&quot;_&quot;;[.M10]+20;&quot;s&quot;)" office:value-type="string" office:string-value="mallob_id1008_16x4x5_43220s" calcext:value-type="string">
            <text:p>mallob_id1008_16x4x5_43220s</text:p>
          </table:table-cell>
          <table:table-cell table:style-name="ce18" table:formula="of:=CONCATENATE(&quot;#!/bin/bash&quot;;CHAR(10);&quot;#SBATCH --nodes=&quot;;[.B10];&quot;&quot;;CHAR(10);&quot;#SBATCH --ntasks=&quot;;[.E10];CHAR(10);&quot;#SBATCH --cpus-per-task=&quot;;[.D10];CHAR(10);&quot;#SBATCH --output=&quot;;[.AJ10];&quot;_log&quot;;CHAR(10);&quot;#SBATCH --error=&quot;;[.AJ10];&quot;_err&quot;;CHAR(10);&quot;#SBATCH --job-name=&quot;;[.AJ10];CHAR(10);&quot;#SBATCH --partition=normal&quot;;CHAR(10);&quot;#SBATCH --time=&quot;;[.AF10];&quot;:&quot;;[.AG10];&quot;:&quot;;[.AH10];CHAR(10);&quot;mkdir -p /home/fh2-project-sda/fj0219/mallob//mallob_logs/&quot;;[.AJ10];CHAR(10);&quot;echo logging into /home/fh2-project-sda/fj0219/mallob/mallob_logs/&quot;;[.AJ10];CHAR(10);&quot;module load mpi/openmpi/3.1&quot;;CHAR(10);&quot;mpirun --bind-to core --map-by core -report-bindings /home/fh2-project-sda/fj0219/mallob//build/mallob &quot;;[.AI10];&quot;-log=/home/fh2-project-sda/fj0219/mallob//mallob_logs/&quot;;[.AJ10];CHAR(10);&quot;echo finished&quot;)" office:value-type="string" office:string-value="#!/bin/bash&#10;#SBATCH --nodes=16&#10;#SBATCH --ntasks=64&#10;#SBATCH --cpus-per-task=5&#10;#SBATCH --output=mallob_id1008_16x4x5_43220s_log&#10;#SBATCH --error=mallob_id1008_16x4x5_43220s_err&#10;#SBATCH --job-name=mallob_id1008_16x4x5_43220s&#10;#SBATCH --partition=normal&#10;#SBATCH --time=12:00:20&#10;mkdir -p /home/fh2-project-sda/fj0219/mallob//mallob_logs/mallob_id1008_16x4x5_43220s&#10;echo logging into /home/fh2-project-sda/fj0219/mallob/mallob_logs/mallob_id1008_16x4x5_43220s&#10;module load mpi/openmpi/3.1&#10;mpirun --bind-to core --map-by core -report-bindings /home/fh2-project-sda/fj0219/mallob//build/mallob 16 scenarios/scenario_all_c8 -l=0.95 -t=4 -T=43200 -lbc=1 -time-per-instance=3600 -derandomize -ba=4 -g=1 -md=0 -p=5 -s=1 -v=5 -q -warmup-log=/home/fh2-project-sda/fj0219/mallob//mallob_logs/mallob_id1008_16x4x5_43220s&#10;echo finished" calcext:value-type="string">
            <text:p>#!/bin/bash</text:p>
            <text:p>#SBATCH --nodes=16</text:p>
            <text:p>#SBATCH --ntasks=64</text:p>
            <text:p>#SBATCH --cpus-per-task=5</text:p>
            <text:p>#SBATCH --output=mallob_id1008_16x4x5_43220s_log</text:p>
            <text:p>#SBATCH --error=mallob_id1008_16x4x5_43220s_err</text:p>
            <text:p>#SBATCH --job-name=mallob_id1008_16x4x5_43220s</text:p>
            <text:p>#SBATCH --partition=normal</text:p>
            <text:p>#SBATCH --time=12:00:20</text:p>
            <text:p>mkdir -p /home/fh2-project-sda/fj0219/mallob//mallob_logs/mallob_id1008_16x4x5_43220s</text:p>
            <text:p>echo logging into /home/fh2-project-sda/fj0219/mallob/mallob_logs/mallob_id1008_16x4x5_43220s</text:p>
            <text:p>module load mpi/openmpi/3.1</text:p>
            <text:p>mpirun --bind-to core --map-by core -report-bindings /home/fh2-project-sda/fj0219/mallob//build/mallob 16 scenarios/scenario_all_c8 -l=0.95 -t=4 -T=43200 -lbc=1 -time-per-instance=3600 -derandomize -ba=4 -g=1 -md=0 -p=5 -s=1 -v=5 -q -warmup-log=/home/fh2-project-sda/fj0219/mallob//mallob_logs/mallob_id1008_16x4x5_43220s</text:p>
            <text:p>echo finished</text:p>
          </table:table-cell>
          <table:table-cell table:style-name="ce2"/>
        </table:table-row>
        <table:table-row table:style-name="ro2">
          <table:table-cell table:style-name="ce9" office:value-type="float" office:value="1009" calcext:value-type="float">
            <text:p>1009</text:p>
          </table:table-cell>
          <table:table-cell table:style-name="ce10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4" table:formula="of:=[.B11]*[.C11]" office:value-type="float" office:value="128" calcext:value-type="float">
            <text:p>128</text:p>
          </table:table-cell>
          <table:table-cell table:style-name="ce14" table:formula="of:=[.C11]*[.D11]"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table:style-name="ce14" table:formula="of:=[.E11]-[.G11]" office:value-type="float" office:value="112" calcext:value-type="float">
            <text:p>1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4" table:formula="of:=FLOOR([.I11]*[.H11])" office:value-type="float" office:value="106" calcext:value-type="float">
            <text:p>106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1]-[.K11]" office:value-type="float" office:value="1" calcext:value-type="float">
            <text:p>1</text:p>
          </table:table-cell>
          <table:table-cell table:style-name="ce9" table:formula="of:=12*3600" office:value-type="float" office:value="43200" calcext:value-type="float">
            <text:p>43200</text:p>
          </table:table-cell>
          <table:table-cell table:style-name="ce14" table:formula="of:=[.M11]/3600*[.F11]*[.B11]" office:value-type="float" office:value="7680" calcext:value-type="float">
            <text:p>7680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[.O11]*[.G11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1]/[.G11]" office:value-type="float" office:value="25" calcext:value-type="float">
            <text:p>25</text:p>
          </table:table-cell>
          <table:table-cell table:style-name="ce14" table:formula="of:=[.R11]/[.O11]" office:value-type="float" office:value="25" calcext:value-type="float">
            <text:p>25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T11]*[.S11]/3600" office:value-type="float" office:value="25" calcext:value-type="float">
            <text:p>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1])" office:value-type="string" office:string-value="scenarios/scenario_all_c16" calcext:value-type="string">
            <text:p>scenarios/scenario_all_c16</text:p>
          </table:table-cell>
          <table:table-cell table:style-name="ce9" table:formula="of:=FLOOR(([.M11]+20)/3600)" office:value-type="float" office:value="12" calcext:value-type="float">
            <text:p>12</text:p>
          </table:table-cell>
          <table:table-cell table:style-name="ce9" table:formula="of:=IF(FLOOR((([.M11]+20)-[.AF11]*3600)/60)&lt;10;CONCATENATE(&quot;0&quot;;FLOOR((([.M11]+20)-[.AF11]*3600)/60));FLOOR((([.M11]+20)-[.AF11]*3600)/60))" office:value-type="string" office:string-value="00" calcext:value-type="string">
            <text:p>00</text:p>
          </table:table-cell>
          <table:table-cell table:style-name="ce9" table:formula="of:=IF(FLOOR((([.M11]+20)-[.AF11]*3600-[.AG11]*60))&lt;10;CONCATENATE(&quot;0&quot;;FLOOR((([.M11]+20)-[.AF11]*3600-[.AG11]*60)));FLOOR((([.M11]+20)-[.AF11]*3600-[.AG11]*60)))" office:value-type="float" office:value="20" calcext:value-type="float">
            <text:p>20</text:p>
          </table:table-cell>
          <table:table-cell table:style-name="ce15" table:formula="of:=CONCATENATE([.B11];&quot; &quot;;[.AE11];&quot; -l=&quot;;TEXT([.I11];&quot;0.00&quot;);&quot; -t=&quot;;[.K11];&quot; -T=&quot;;[.M11];&quot; -lbc=&quot;;[.O11];&quot; -time-per-instance=&quot;;[.T11];IF([.V11]=1;&quot; -derandomize&quot;;&quot; &quot;);&quot; -ba=&quot;;[.W11];&quot; -g=&quot;;[.X11];&quot; -md=&quot;;[.Y11];&quot; -p=&quot;;[.Z11];&quot; -s=&quot;;[.AC11];&quot; -v=&quot;;[.AB11];IF([.AA11]=1;&quot; -q&quot;;&quot;&quot;);IF([.AD11]=1;&quot; -warmup&quot;;&quot;&quot;))" office:value-type="string" office:string-value="32 scenarios/scenario_all_c16 -l=0.95 -t=4 -T=43200 -lbc=1 -time-per-instance=3600 -derandomize -ba=4 -g=1 -md=0 -p=5 -s=1 -v=5 -q -warmup" calcext:value-type="string">
            <text:p>32 scenarios/scenario_all_c16 -l=0.95 -t=4 -T=43200 -lbc=1 -time-per-instance=3600 -derandomize -ba=4 -g=1 -md=0 -p=5 -s=1 -v=5 -q -warmup</text:p>
          </table:table-cell>
          <table:table-cell table:style-name="ce15" table:formula="of:=CONCATENATE(&quot;mallob_id&quot;;[.A11];&quot;_&quot;;[.B11];&quot;x&quot;;[.C11];&quot;x&quot;;[.D11];&quot;_&quot;;[.M11]+20;&quot;s&quot;)" office:value-type="string" office:string-value="mallob_id1009_32x4x5_43220s" calcext:value-type="string">
            <text:p>mallob_id1009_32x4x5_43220s</text:p>
          </table:table-cell>
          <table:table-cell table:style-name="ce18" table:formula="of:=CONCATENATE(&quot;#!/bin/bash&quot;;CHAR(10);&quot;#SBATCH --nodes=&quot;;[.B11];&quot;&quot;;CHAR(10);&quot;#SBATCH --ntasks=&quot;;[.E11];CHAR(10);&quot;#SBATCH --cpus-per-task=&quot;;[.D11];CHAR(10);&quot;#SBATCH --output=&quot;;[.AJ11];&quot;_log&quot;;CHAR(10);&quot;#SBATCH --error=&quot;;[.AJ11];&quot;_err&quot;;CHAR(10);&quot;#SBATCH --job-name=&quot;;[.AJ11];CHAR(10);&quot;#SBATCH --partition=normal&quot;;CHAR(10);&quot;#SBATCH --time=&quot;;[.AF11];&quot;:&quot;;[.AG11];&quot;:&quot;;[.AH11];CHAR(10);&quot;mkdir -p /home/fh2-project-sda/fj0219/mallob//mallob_logs/&quot;;[.AJ11];CHAR(10);&quot;echo logging into /home/fh2-project-sda/fj0219/mallob/mallob_logs/&quot;;[.AJ11];CHAR(10);&quot;module load mpi/openmpi/3.1&quot;;CHAR(10);&quot;mpirun --bind-to core --map-by core -report-bindings /home/fh2-project-sda/fj0219/mallob//build/mallob &quot;;[.AI11];&quot;-log=/home/fh2-project-sda/fj0219/mallob//mallob_logs/&quot;;[.AJ11];CHAR(10);&quot;echo finished&quot;)" office:value-type="string" office:string-value="#!/bin/bash&#10;#SBATCH --nodes=32&#10;#SBATCH --ntasks=128&#10;#SBATCH --cpus-per-task=5&#10;#SBATCH --output=mallob_id1009_32x4x5_43220s_log&#10;#SBATCH --error=mallob_id1009_32x4x5_43220s_err&#10;#SBATCH --job-name=mallob_id1009_32x4x5_43220s&#10;#SBATCH --partition=normal&#10;#SBATCH --time=12:00:20&#10;mkdir -p /home/fh2-project-sda/fj0219/mallob//mallob_logs/mallob_id1009_32x4x5_43220s&#10;echo logging into /home/fh2-project-sda/fj0219/mallob/mallob_logs/mallob_id1009_32x4x5_43220s&#10;module load mpi/openmpi/3.1&#10;mpirun --bind-to core --map-by core -report-bindings /home/fh2-project-sda/fj0219/mallob//build/mallob 32 scenarios/scenario_all_c16 -l=0.95 -t=4 -T=43200 -lbc=1 -time-per-instance=3600 -derandomize -ba=4 -g=1 -md=0 -p=5 -s=1 -v=5 -q -warmup-log=/home/fh2-project-sda/fj0219/mallob//mallob_logs/mallob_id1009_32x4x5_43220s&#10;echo finished" calcext:value-type="string">
            <text:p>#!/bin/bash</text:p>
            <text:p>#SBATCH --nodes=32</text:p>
            <text:p>#SBATCH --ntasks=128</text:p>
            <text:p>#SBATCH --cpus-per-task=5</text:p>
            <text:p>#SBATCH --output=mallob_id1009_32x4x5_43220s_log</text:p>
            <text:p>#SBATCH --error=mallob_id1009_32x4x5_43220s_err</text:p>
            <text:p>#SBATCH --job-name=mallob_id1009_32x4x5_43220s</text:p>
            <text:p>#SBATCH --partition=normal</text:p>
            <text:p>#SBATCH --time=12:00:20</text:p>
            <text:p>mkdir -p /home/fh2-project-sda/fj0219/mallob//mallob_logs/mallob_id1009_32x4x5_43220s</text:p>
            <text:p>echo logging into /home/fh2-project-sda/fj0219/mallob/mallob_logs/mallob_id1009_32x4x5_43220s</text:p>
            <text:p>module load mpi/openmpi/3.1</text:p>
            <text:p>mpirun --bind-to core --map-by core -report-bindings /home/fh2-project-sda/fj0219/mallob//build/mallob 32 scenarios/scenario_all_c16 -l=0.95 -t=4 -T=43200 -lbc=1 -time-per-instance=3600 -derandomize -ba=4 -g=1 -md=0 -p=5 -s=1 -v=5 -q -warmup-log=/home/fh2-project-sda/fj0219/mallob//mallob_logs/mallob_id1009_32x4x5_43220s</text:p>
            <text:p>echo finished</text:p>
          </table:table-cell>
          <table:table-cell table:style-name="ce2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34"/>
          <table:table-cell table:style-name="ce2"/>
        </table:table-row>
        <table:table-row table:style-name="ro1">
          <table:table-cell table:number-columns-repeated="2"/>
          <table:table-cell table:style-name="Default"/>
          <table:table-cell table:style-name="ce3"/>
          <table:table-cell table:number-columns-repeated="26"/>
          <table:table-cell table:style-name="ce2" table:number-columns-repeated="3"/>
          <table:table-cell/>
          <table:table-cell table:style-name="ce2" table:number-columns-repeated="4"/>
        </table:table-row>
        <table:table-row table:style-name="ro1">
          <table:table-cell table:number-columns-repeated="30"/>
          <table:table-cell table:style-name="ce2" table:number-columns-repeated="3"/>
          <table:table-cell/>
          <table:table-cell table:style-name="ce2" table:number-columns-repeated="4"/>
        </table:table-row>
        <table:table-row table:style-name="ro1">
          <table:table-cell table:number-columns-repeated="30"/>
          <table:table-cell table:style-name="ce2" table:number-columns-repeated="7"/>
          <table:table-cell/>
        </table:table-row>
        <table:table-row table:style-name="ro1" table:number-rows-repeated="1048556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.00.0000</text:date>, <text:time style:data-style-name="N2" text:time-value="15:31:40.93384759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0:35:57.122211293</meta:creation-date>
    <dc:date>2019-12-19T18:03:29.669272882</dc:date>
    <meta:editing-duration>PT3H48M</meta:editing-duration>
    <meta:editing-cycles>14</meta:editing-cycles>
    <meta:generator>LibreOffice/6.0.7.3$Linux_X86_64 LibreOffice_project/00m0$Build-3</meta:generator>
    <meta:document-statistic meta:table-count="1" meta:cell-count="407" meta:object-count="0"/>
  </office:meta>
</office:document-meta>
</file>